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0cc6f0" fo:background-color="#fffffe" style:font-size-asian="10pt" style:font-weight-asian="normal" style:font-size-complex="10pt" style:font-weight-complex="normal"/>
    </style:style>
    <style:style style:name="P3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0edc4e" fo:background-color="#fffffe" style:font-size-asian="10pt" style:font-weight-asian="normal" style:font-size-complex="10pt" style:font-weight-complex="normal"/>
    </style:style>
    <style:style style:name="P4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0fba78" fo:background-color="#fffffe" style:font-size-asian="10pt" style:font-weight-asian="normal" style:font-size-complex="10pt" style:font-weight-complex="normal"/>
    </style:style>
    <style:style style:name="P5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117ece" fo:background-color="#fffff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1ef366" fo:background-color="#fffffe" style:font-size-asian="10pt" style:font-weight-asian="normal" style:font-size-complex="10pt" style:font-weight-complex="normal"/>
    </style:style>
    <style:style style:name="P7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2071cf" fo:background-color="#fffff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266d6e" fo:background-color="#fffff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285e3c" fo:background-color="#fffff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2962d8" fo:background-color="#fffff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23bbb5" fo:background-color="#fffff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22f4f2" fo:background-color="#fffffe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321566" fo:background-color="#fffff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30eb1c" fo:background-color="#fffffe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2d0893" fo:background-color="#fffffe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line-height-at-least="0.198in">
        <style:tab-stops/>
      </style:paragraph-properties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style:line-height-at-least="0.198in">
        <style:tab-stops>
          <style:tab-stop style:position="0.4953in"/>
        </style:tab-stops>
      </style:paragraph-properties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109bce" fo:background-color="#fffffe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1d719e" fo:background-color="#fffffe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rsid="0037c278" officeooo:paragraph-rsid="0037c278" fo:background-color="#fffff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rsid="0039e236" officeooo:paragraph-rsid="0039e236" fo:background-color="#fffffe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style:line-height-at-least="0.198in"/>
      <style:text-properties fo:color="#000000" style:font-name="Consolas" fo:font-size="10pt" fo:font-weight="normal" fo:background-color="#fffffe" style:font-size-asian="10pt" style:font-size-complex="10pt"/>
    </style:style>
    <style:style style:name="P23" style:family="paragraph" style:parent-style-name="Standard">
      <style:paragraph-properties style:line-height-at-least="0.198in"/>
      <style:text-properties fo:color="#000000" style:font-name="Consolas" fo:font-size="10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style:line-height-at-least="0.198in"/>
      <style:text-properties fo:color="#000000" style:font-name="Consolas" fo:font-size="10.5pt" style:text-underline-style="none" fo:font-weight="normal" fo:background-color="#fffffe" style:font-weight-asian="normal" style:font-weight-complex="normal"/>
    </style:style>
    <style:style style:name="P25" style:family="paragraph" style:parent-style-name="Standard">
      <style:paragraph-properties style:line-height-at-least="0.198in"/>
      <style:text-properties fo:color="#000000" style:font-name="Consolas" fo:font-size="10.5pt" style:text-underline-style="none" fo:font-weight="normal" officeooo:rsid="0039e236" officeooo:paragraph-rsid="0039e236" fo:background-color="#fffff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27" style:family="paragraph" style:parent-style-name="Standard">
      <style:paragraph-properties style:line-height-at-least="0.198in" fo:text-align="center" style:justify-single-word="false"/>
      <style:text-properties fo:color="#000000" style:font-name="Consolas" fo:font-size="12pt" style:text-underline-style="none" fo:font-weight="bold" officeooo:rsid="0039e236" officeooo:paragraph-rsid="0039e236" fo:background-color="#fffffe" style:font-size-asian="12pt" style:font-weight-asian="bold" style:font-size-complex="12pt" style:font-weight-complex="bold"/>
    </style:style>
    <style:style style:name="P28" style:family="paragraph" style:parent-style-name="Standard">
      <style:paragraph-properties style:line-height-at-least="0.198in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paragraph-rsid="002071cf" style:text-blinking="false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paragraph-rsid="0022f4f2" style:text-blinking="false" fo:background-color="transparent" style:font-size-asian="14pt" style:font-weight-asian="bold" style:font-size-complex="14pt" style:font-weight-complex="bold"/>
    </style:style>
    <style:style style:name="P33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paragraph-rsid="0030eb1c" style:text-blinking="false" fo:background-color="transparent" style:font-size-asian="14pt" style:font-weight-asian="bold" style:font-size-complex="14pt" style:font-weight-complex="bold"/>
    </style:style>
    <style:style style:name="P34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paragraph-rsid="000fba78" style:text-blinking="false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paragraph-rsid="00285e3c" style:text-blinking="false" fo:background-color="transparent" style:font-size-asian="14pt" style:font-weight-asian="bold" style:font-size-complex="14pt" style:font-weight-complex="bold"/>
    </style:style>
    <style:style style:name="P36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paragraph-rsid="002071cf" style:text-blinking="false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style:line-height-at-least="0.198in"/>
      <style:text-properties officeooo:paragraph-rsid="000edc4e"/>
    </style:style>
    <style:style style:name="P39" style:family="paragraph" style:parent-style-name="Standard">
      <style:paragraph-properties style:line-height-at-least="0.198in"/>
      <style:text-properties officeooo:paragraph-rsid="000fba78"/>
    </style:style>
    <style:style style:name="P40" style:family="paragraph" style:parent-style-name="Standard">
      <style:paragraph-properties style:line-height-at-least="0.198in"/>
      <style:text-properties officeooo:paragraph-rsid="00109bce"/>
    </style:style>
    <style:style style:name="P41" style:family="paragraph" style:parent-style-name="Standard">
      <style:paragraph-properties style:line-height-at-least="0.198in"/>
      <style:text-properties officeooo:paragraph-rsid="001113ff"/>
    </style:style>
    <style:style style:name="P42" style:family="paragraph" style:parent-style-name="Standard">
      <style:paragraph-properties style:line-height-at-least="0.198in"/>
      <style:text-properties officeooo:paragraph-rsid="00117ece"/>
    </style:style>
    <style:style style:name="P43" style:family="paragraph" style:parent-style-name="Standard">
      <style:paragraph-properties style:line-height-at-least="0.198in"/>
      <style:text-properties officeooo:paragraph-rsid="001d719e"/>
    </style:style>
    <style:style style:name="P44" style:family="paragraph" style:parent-style-name="Standard">
      <style:paragraph-properties style:line-height-at-least="0.198in"/>
      <style:text-properties officeooo:paragraph-rsid="001ef366"/>
    </style:style>
    <style:style style:name="P45" style:family="paragraph" style:parent-style-name="Standard">
      <style:paragraph-properties style:line-height-at-least="0.198in"/>
      <style:text-properties officeooo:paragraph-rsid="002071cf"/>
    </style:style>
    <style:style style:name="P46" style:family="paragraph" style:parent-style-name="Standard">
      <style:paragraph-properties style:line-height-at-least="0.198in"/>
      <style:text-properties officeooo:paragraph-rsid="0022f4f2"/>
    </style:style>
    <style:style style:name="P47" style:family="paragraph" style:parent-style-name="Standard">
      <style:paragraph-properties style:line-height-at-least="0.198in"/>
      <style:text-properties officeooo:paragraph-rsid="0023bbb5"/>
    </style:style>
    <style:style style:name="P48" style:family="paragraph" style:parent-style-name="Standard">
      <style:paragraph-properties style:line-height-at-least="0.198in"/>
      <style:text-properties officeooo:paragraph-rsid="0024b962"/>
    </style:style>
    <style:style style:name="P49" style:family="paragraph" style:parent-style-name="Standard">
      <style:paragraph-properties style:line-height-at-least="0.198in"/>
      <style:text-properties officeooo:paragraph-rsid="00266d6e"/>
    </style:style>
    <style:style style:name="P50" style:family="paragraph" style:parent-style-name="Standard">
      <style:paragraph-properties style:line-height-at-least="0.198in"/>
      <style:text-properties officeooo:paragraph-rsid="00285e3c"/>
    </style:style>
    <style:style style:name="P51" style:family="paragraph" style:parent-style-name="Standard">
      <style:paragraph-properties style:line-height-at-least="0.198in"/>
      <style:text-properties officeooo:paragraph-rsid="002962d8"/>
    </style:style>
    <style:style style:name="P52" style:family="paragraph" style:parent-style-name="Standard">
      <style:paragraph-properties style:line-height-at-least="0.198in"/>
      <style:text-properties officeooo:paragraph-rsid="002d0893"/>
    </style:style>
    <style:style style:name="P53" style:family="paragraph" style:parent-style-name="Standard">
      <style:paragraph-properties style:line-height-at-least="0.198in"/>
      <style:text-properties officeooo:paragraph-rsid="0030eb1c"/>
    </style:style>
    <style:style style:name="P54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fo:color="#000000" style:font-name="Consolas" fo:font-size="10pt" fo:font-weight="normal" officeooo:paragraph-rsid="00007d0a" fo:background-color="#fffffe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style:line-height-at-least="0.198in" fo:text-align="start" style:justify-single-word="false" fo:orphans="28" fo:widows="2" fo:padding="0in" fo:border="none"/>
      <style:text-properties fo:color="#000000" style:font-name="Consolas" fo:font-size="10pt" fo:font-weight="normal" officeooo:paragraph-rsid="00007d0a" fo:background-color="#fffffe" style:font-size-asian="10pt" style:font-size-complex="10pt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fo:color="#000000" style:font-name="Consolas" fo:font-size="10pt" fo:font-style="normal" style:text-underline-style="none" fo:font-weight="normal" officeooo:paragraph-rsid="000cc6f0" fo:background-color="#fffffe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paragraph-rsid="000cc6f0" style:text-blinking="false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paragraph-rsid="0023618e" style:text-blinking="false" fo:background-color="transparent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>
        <style:tab-stops>
          <style:tab-stop style:position="0.4953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paragraph-rsid="000cc6f0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fo:font-variant="normal" fo:text-transform="none" fo:color="#000000" style:text-line-through-style="none" style:text-line-through-type="none" style:font-name="Lato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fo:font-variant="normal" fo:text-transform="none" fo:color="#000000" style:text-line-through-style="none" style:text-line-through-type="none" style:font-name="Consolas" fo:font-size="10pt" fo:letter-spacing="normal" fo:font-style="normal" style:text-underline-style="none" fo:font-weight="normal" style:text-blinking="false" fo:background-color="#fffffe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officeooo:paragraph-rsid="0023618e"/>
    </style:style>
    <style:style style:name="P69" style:family="paragraph" style:parent-style-name="Text_20_body">
      <style:paragraph-properties fo:margin-top="0in" fo:margin-bottom="0in" loext:contextual-spacing="false" fo:text-align="start" style:justify-single-word="false" fo:orphans="28" fo:widows="2" fo:padding="0in" fo:border="none"/>
    </style:style>
    <style:style style:name="P70" style:family="paragraph" style:parent-style-name="Text_20_body">
      <style:paragraph-properties fo:margin-top="0in" fo:margin-bottom="0in" loext:contextual-spacing="false" fo:text-align="start" style:justify-single-word="false" fo:orphans="28" fo:widows="2" fo:padding="0in" fo:border="none"/>
      <style:text-properties officeooo:paragraph-rsid="00336fd5"/>
    </style:style>
    <style:style style:name="P71" style:family="paragraph" style:parent-style-name="Text_20_body">
      <style:paragraph-properties fo:margin-top="0in" fo:margin-bottom="0in" loext:contextual-spacing="false" fo:text-align="center" style:justify-single-word="false" fo:orphans="28" fo:widows="2" fo:padding="0in" fo:border="none"/>
    </style:style>
    <style:style style:name="P72" style:family="paragraph" style:parent-style-name="Text_20_body">
      <style:paragraph-properties fo:margin-top="0in" fo:margin-bottom="0in" loext:contextual-spacing="false" fo:text-align="start" style:justify-single-word="false" fo:orphans="28" fo:widows="2" fo:padding="0in" fo:border="none"/>
      <style:text-properties fo:font-variant="normal" fo:text-transform="none" fo:color="#000000" style:text-line-through-style="none" style:text-line-through-type="none" style:font-name="Lato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margin-top="0in" fo:margin-bottom="0in" loext:contextual-spacing="false" fo:text-align="start" style:justify-single-word="false" fo:orphans="28" fo:widows="2" fo:padding="0in" fo:border="non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74" style:family="paragraph" style:parent-style-name="Text_20_body">
      <style:paragraph-properties fo:margin-top="0in" fo:margin-bottom="0in" loext:contextual-spacing="false" fo:text-align="start" style:justify-single-word="false" fo:orphans="28" fo:widows="2" fo:padding="0in" fo:border="non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size-complex="14pt" style:font-weight-complex="bold"/>
    </style:style>
    <style:style style:name="P75" style:family="paragraph" style:parent-style-name="Text_20_body">
      <style:paragraph-properties fo:margin-top="0in" fo:margin-bottom="0in" loext:contextual-spacing="false" fo:text-align="start" style:justify-single-word="false" fo:orphans="28" fo:widows="2" fo:padding="0in" fo:border="none">
        <style:tab-stops>
          <style:tab-stop style:position="1.0028in"/>
        </style:tab-stops>
      </style:paragraph-properties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 fo:orphans="28" fo:widows="2" fo:padding="0in" fo:border="none"/>
      <style:text-properties fo:font-variant="normal" fo:text-transform="none" fo:color="#000000" style:text-line-through-style="none" style:text-line-through-type="none" style:font-name="Consolas" fo:font-size="10pt" fo:letter-spacing="normal" fo:font-style="normal" style:text-underline-style="none" fo:font-weight="normal" style:text-blinking="false" fo:background-color="#fffffe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top="0in" fo:margin-bottom="0in" loext:contextual-spacing="false" fo:text-align="start" style:justify-single-word="false" fo:orphans="28" fo:widows="2" fo:padding="0in" fo:border="none"/>
    </style:style>
    <style:style style:name="P79" style:family="paragraph" style:parent-style-name="Standard">
      <style:paragraph-properties style:line-height-at-least="0.198in"/>
      <style:text-properties fo:color="#000000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style:text-line-through-style="none" style:text-line-through-type="none" style:font-name="Lato" fo:letter-spacing="normal" fo:font-style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Lato" fo:letter-spacing="normal" fo:font-style="normal" officeooo:rsid="000351d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2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size-asian="12.25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336fd5" style:text-blinking="false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20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size-asian="20pt" style:font-weight-asian="bold" style:font-size-complex="20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Consolas" fo:font-size="10pt" fo:letter-spacing="normal" fo:font-style="normal" style:text-underline-style="none" fo:font-weight="normal" style:text-blinking="false" fo:background-color="#fffffe" loext:char-shading-value="0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Consolas" fo:font-size="10.5pt" fo:letter-spacing="normal" fo:font-style="normal" style:text-underline-style="solid" style:text-underline-width="auto" style:text-underline-color="font-color" fo:font-weight="normal" style:text-blinking="false" fo:background-color="#fffffe" loext:char-shading-value="0" style:font-size-asian="14pt" style:font-weight-asian="bold" style:font-size-complex="14pt" style:font-weight-complex="bold"/>
    </style:style>
    <style:style style:name="T12" style:family="text">
      <style:text-properties fo:color="#0000ff"/>
    </style:style>
    <style:style style:name="T13" style:family="text">
      <style:text-properties fo:color="#0000ff" style:font-name="Consolas" fo:font-size="10.5pt"/>
    </style:style>
    <style:style style:name="T14" style:family="text">
      <style:text-properties fo:color="#0000ff" style:font-name="Consolas" fo:font-size="10.5pt" fo:font-weight="normal"/>
    </style:style>
    <style:style style:name="T15" style:family="text">
      <style:text-properties fo:color="#00107e"/>
    </style:style>
    <style:style style:name="T16" style:family="text">
      <style:text-properties fo:color="#00107e" style:font-name="Consolas" fo:font-size="10.5pt"/>
    </style:style>
    <style:style style:name="T17" style:family="text">
      <style:text-properties fo:color="#00107e" style:font-name="Consolas" fo:font-size="10.5pt" fo:font-weight="normal"/>
    </style:style>
    <style:style style:name="T18" style:family="text">
      <style:text-properties style:font-name="Consolas"/>
    </style:style>
    <style:style style:name="T19" style:family="text">
      <style:text-properties style:font-name="Consolas" fo:font-size="10.5pt"/>
    </style:style>
    <style:style style:name="T20" style:family="text">
      <style:text-properties style:font-name="Consolas" fo:font-size="10.5pt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a xlink:type="simple" xlink:href="http://192.168.0.253:8000/learn/javascript-algorithms-and-data-structures/basic-javascript/" text:style-name="Internet_20_link" text:visited-style-name="Visited_20_Internet_20_Link"><text:span text:style-name="T9">Introduction to JavaScript</text:span></text:a></text:p>
      <text:p text:style-name="P69"/>
      <text:p text:style-name="P69"><draw:frame draw:style-name="fr1" draw:name="Frame1" text:anchor-type="char" svg:width="0.0161in" draw:z-index="0"><draw:text-box fo:min-height="0.0161in"><text:p text:style-name="Text_20_body">Passed</text:p></draw:text-box></draw:frame><text:a xlink:type="simple" xlink:href="http://192.168.0.253:8000/learn/javascript-algorithms-and-data-structures/basic-javascript/comment-your-javascript-code" text:style-name="Internet_20_link" text:visited-style-name="Visited_20_Internet_20_Link"><text:span text:style-name="T5">Comment Your JavaScript Code</text:span></text:a></text:p>
      <text:p text:style-name="P55"><text:tab/>// Comment</text:p>
      <text:p text:style-name="P56"><text:tab/>/* Comment */</text:p>
      <text:p text:style-name="P69"><text:a xlink:type="simple" xlink:href="http://192.168.0.253:8000/learn/javascript-algorithms-and-data-structures/basic-javascript/declare-javascript-variables" text:style-name="Internet_20_link" text:visited-style-name="Visited_20_Internet_20_Link"><text:span text:style-name="T3"/></text:a></text:p>
      <text:p text:style-name="P69"><draw:frame draw:style-name="fr1" draw:name="Frame2" text:anchor-type="char" svg:width="0.0161in" draw:z-index="1"><draw:text-box fo:min-height="0.0161in"><text:p text:style-name="Text_20_body">Passed</text:p></draw:text-box></draw:frame><text:a xlink:type="simple" xlink:href="http://192.168.0.253:8000/learn/javascript-algorithms-and-data-structures/basic-javascript/declare-javascript-variables" text:style-name="Internet_20_link" text:visited-style-name="Visited_20_Internet_20_Link"><text:span text:style-name="T6">Declare JavaScript Variables</text:span></text:a></text:p>
      <text:p text:style-name="P58"><text:tab/>var myName;</text:p>
      <text:p text:style-name="P72"/>
      <text:p text:style-name="P69"><draw:frame draw:style-name="fr1" draw:name="Frame3" text:anchor-type="char" svg:width="0.0161in" draw:z-index="2"><draw:text-box fo:min-height="0.0161in"><text:p text:style-name="Text_20_body">Passed</text:p></draw:text-box></draw:frame><text:a xlink:type="simple" xlink:href="http://192.168.0.253:8000/learn/javascript-algorithms-and-data-structures/basic-javascript/storing-values-with-the-assignment-operator" text:style-name="Internet_20_link" text:visited-style-name="Visited_20_Internet_20_Link"><text:span text:style-name="T5">Storing Values with the Assignment Operator</text:span></text:a></text:p>
      <text:p text:style-name="P58"><text:tab/>var a = 7;</text:p>
      <text:p text:style-name="P22"><text:tab/>b = a;</text:p>
      <text:p text:style-name="P72"/>
      <text:p text:style-name="P69"><draw:frame draw:style-name="fr1" draw:name="Frame4" text:anchor-type="char" svg:width="0.0161in" draw:z-index="3"><draw:text-box fo:min-height="0.0161in"><text:p text:style-name="Text_20_body">Passed</text:p></draw:text-box></draw:frame><text:a xlink:type="simple" xlink:href="http://192.168.0.253:8000/learn/javascript-algorithms-and-data-structures/basic-javascript/initializing-variables-with-the-assignment-operator" text:style-name="Internet_20_link" text:visited-style-name="Visited_20_Internet_20_Link"><text:span text:style-name="T5">Initializing Variables with the Assignment Operator</text:span></text:a></text:p>
      <text:p text:style-name="P58"><text:tab/>var a = 9;</text:p>
      <text:p text:style-name="P72"/>
      <text:p text:style-name="P69"><draw:frame draw:style-name="fr1" draw:name="Frame5" text:anchor-type="char" svg:width="0.0161in" draw:z-index="4"><draw:text-box fo:min-height="0.0161in"><text:p text:style-name="Text_20_body">Passed</text:p></draw:text-box></draw:frame><text:a xlink:type="simple" xlink:href="http://192.168.0.253:8000/learn/javascript-algorithms-and-data-structures/basic-javascript/understanding-uninitialized-variables" text:style-name="Internet_20_link" text:visited-style-name="Visited_20_Internet_20_Link"><text:span text:style-name="T5">Understanding Uninitialized Variables</text:span></text:a></text:p>
      <text:p text:style-name="P58"><text:tab/>var a = 5;</text:p>
      <text:p text:style-name="P22"><text:tab/>var b = 10;</text:p>
      <text:p text:style-name="P22"><text:tab/>var c = 'I am a'</text:p>
      <text:p text:style-name="P72"/>
      <text:p text:style-name="P69"><draw:frame draw:style-name="fr1" draw:name="Frame6" text:anchor-type="char" svg:width="0.0161in" draw:z-index="5"><draw:text-box fo:min-height="0.0161in"><text:p text:style-name="Text_20_body">Passed</text:p></draw:text-box></draw:frame><text:a xlink:type="simple" xlink:href="http://192.168.0.253:8000/learn/javascript-algorithms-and-data-structures/basic-javascript/understanding-case-sensitivity-in-variables" text:style-name="Internet_20_link" text:visited-style-name="Visited_20_Internet_20_Link"><text:span text:style-name="T5">Understanding Case Sensitivity in Variables</text:span></text:a></text:p>
      <text:p text:style-name="P58"><text:tab/>// Declarations</text:p>
      <text:p text:style-name="P1"><text:tab/>var studlyCapVar;</text:p>
      <text:p text:style-name="P1"><text:tab/>var properCamelCase;</text:p>
      <text:p text:style-name="P1"><text:tab/>var titleCaseOver;</text:p>
      <text:p text:style-name="P28"/>
      <text:p text:style-name="P1"><text:tab/>// Assignments</text:p>
      <text:p text:style-name="P1"><text:tab/>studlyCapVar = 10;</text:p>
      <text:p text:style-name="P1"><text:tab/>properCamelCase = "A String";</text:p>
      <text:p text:style-name="P1"><text:tab/>titleCaseOver = 9000;</text:p>
      <text:p text:style-name="P29"/>
      <text:p text:style-name="P69"><draw:frame draw:style-name="fr1" draw:name="Frame7" text:anchor-type="char" svg:width="0.0161in" draw:z-index="6"><draw:text-box fo:min-height="0.0161in"><text:p text:style-name="Text_20_body">Passed</text:p></draw:text-box></draw:frame><text:a xlink:type="simple" xlink:href="http://192.168.0.253:8000/learn/javascript-algorithms-and-data-structures/basic-javascript/add-two-numbers-with-javascript" text:style-name="Internet_20_link" text:visited-style-name="Visited_20_Internet_20_Link"><text:span text:style-name="T5">Add Two Numbers with JavaScript</text:span></text:a></text:p>
      <text:p text:style-name="P58"><text:tab/>var sum = 10 + 10;</text:p>
      <text:p text:style-name="P72"/>
      <text:p text:style-name="P69"><draw:frame draw:style-name="fr1" draw:name="Frame8" text:anchor-type="char" svg:width="0.0161in" draw:z-index="7"><draw:text-box fo:min-height="0.0161in"><text:p text:style-name="Text_20_body">Passed</text:p></draw:text-box></draw:frame><text:a xlink:type="simple" xlink:href="http://192.168.0.253:8000/learn/javascript-algorithms-and-data-structures/basic-javascript/subtract-one-number-from-another-with-javascript" text:style-name="Internet_20_link" text:visited-style-name="Visited_20_Internet_20_Link"><text:span text:style-name="T5">Subtract One Number from Another with JavaScript</text:span></text:a></text:p>
      <text:p text:style-name="P58"><text:tab/>var difference = 45 - 33;</text:p>
      <text:p text:style-name="P72"/>
      <text:p text:style-name="P69"><draw:frame draw:style-name="fr1" draw:name="Frame9" text:anchor-type="char" svg:width="0.0161in" draw:z-index="8"><draw:text-box fo:min-height="0.0161in"><text:p text:style-name="Text_20_body">Passed</text:p></draw:text-box></draw:frame><text:a xlink:type="simple" xlink:href="http://192.168.0.253:8000/learn/javascript-algorithms-and-data-structures/basic-javascript/multiply-two-numbers-with-javascript" text:style-name="Internet_20_link" text:visited-style-name="Visited_20_Internet_20_Link"><text:span text:style-name="T5">Multiply Two Numbers with JavaScript</text:span></text:a></text:p>
      <text:p text:style-name="P58"><text:tab/>var product = 8 * 10;</text:p>
      <text:p text:style-name="P72"/>
      <text:p text:style-name="P69"><draw:frame draw:style-name="fr1" draw:name="Frame10" text:anchor-type="char" svg:width="0.0161in" draw:z-index="9"><draw:text-box fo:min-height="0.0161in"><text:p text:style-name="Text_20_body">Passed</text:p></draw:text-box></draw:frame><text:a xlink:type="simple" xlink:href="http://192.168.0.253:8000/learn/javascript-algorithms-and-data-structures/basic-javascript/divide-one-number-by-another-with-javascript" text:style-name="Internet_20_link" text:visited-style-name="Visited_20_Internet_20_Link"><text:span text:style-name="T5">Divide One Number by Another with JavaScript</text:span></text:a></text:p>
      <text:p text:style-name="P58"><text:tab/>var quotient = 66 / 33;</text:p>
      <text:p text:style-name="P72"><text:soft-page-break/></text:p>
      <text:p text:style-name="P69"><draw:frame draw:style-name="fr1" draw:name="Frame11" text:anchor-type="char" svg:width="0.0161in" draw:z-index="10"><draw:text-box fo:min-height="0.0161in"><text:p text:style-name="Text_20_body">Passed</text:p></draw:text-box></draw:frame><text:a xlink:type="simple" xlink:href="http://192.168.0.253:8000/learn/javascript-algorithms-and-data-structures/basic-javascript/increment-a-number-with-javascript" text:style-name="Internet_20_link" text:visited-style-name="Visited_20_Internet_20_Link"><text:span text:style-name="T5">Increment a Number with JavaScript</text:span></text:a></text:p>
      <text:p text:style-name="P58"><text:tab/>myVar++;</text:p>
      <text:p text:style-name="P72"/>
      <text:p text:style-name="P69"><draw:frame draw:style-name="fr1" draw:name="Frame12" text:anchor-type="char" svg:width="0.0161in" draw:z-index="11"><draw:text-box fo:min-height="0.0161in"><text:p text:style-name="Text_20_body">Passed</text:p></draw:text-box></draw:frame><text:a xlink:type="simple" xlink:href="http://192.168.0.253:8000/learn/javascript-algorithms-and-data-structures/basic-javascript/decrement-a-number-with-javascript" text:style-name="Internet_20_link" text:visited-style-name="Visited_20_Internet_20_Link"><text:span text:style-name="T5">Decrement a Number with JavaScript</text:span></text:a></text:p>
      <text:p text:style-name="P58"><text:tab/>myVar--;</text:p>
      <text:p text:style-name="P72"/>
      <text:p text:style-name="P69"><draw:frame draw:style-name="fr1" draw:name="Frame13" text:anchor-type="char" svg:width="0.0161in" draw:z-index="12"><draw:text-box fo:min-height="0.0161in"><text:p text:style-name="Text_20_body">Passed</text:p></draw:text-box></draw:frame><text:a xlink:type="simple" xlink:href="http://192.168.0.253:8000/learn/javascript-algorithms-and-data-structures/basic-javascript/create-decimal-numbers-with-javascript" text:style-name="Internet_20_link" text:visited-style-name="Visited_20_Internet_20_Link"><text:span text:style-name="T5">Create Decimal Numbers with JavaScript</text:span></text:a></text:p>
      <text:p text:style-name="P58"><text:tab/>var myDecimal = 5.7;</text:p>
      <text:p text:style-name="P72"/>
      <text:p text:style-name="P69"><draw:frame draw:style-name="fr1" draw:name="Frame14" text:anchor-type="char" svg:width="0.0161in" draw:z-index="13"><draw:text-box fo:min-height="0.0161in"><text:p text:style-name="Text_20_body">Passed</text:p></draw:text-box></draw:frame><text:a xlink:type="simple" xlink:href="http://192.168.0.253:8000/learn/javascript-algorithms-and-data-structures/basic-javascript/multiply-two-decimals-with-javascript" text:style-name="Internet_20_link" text:visited-style-name="Visited_20_Internet_20_Link"><text:span text:style-name="T5">Multiply Two Decimals with JavaScript</text:span></text:a></text:p>
      <text:p text:style-name="P58"><text:tab/>var product = 2.0 * 2.5;</text:p>
      <text:p text:style-name="P72"/>
      <text:p text:style-name="P69"><draw:frame draw:style-name="fr1" draw:name="Frame15" text:anchor-type="char" svg:width="0.0161in" draw:z-index="14"><draw:text-box fo:min-height="0.0161in"><text:p text:style-name="Text_20_body">Passed</text:p></draw:text-box></draw:frame><text:a xlink:type="simple" xlink:href="http://192.168.0.253:8000/learn/javascript-algorithms-and-data-structures/basic-javascript/divide-one-decimal-by-another-with-javascript" text:style-name="Internet_20_link" text:visited-style-name="Visited_20_Internet_20_Link"><text:span text:style-name="T5">Divide One Decimal by Another with JavaScript</text:span></text:a></text:p>
      <text:p text:style-name="P58"><text:tab/>var quotient = 4.4 / 2.0;</text:p>
      <text:p text:style-name="P72"/>
      <text:p text:style-name="P69"><draw:frame draw:style-name="fr1" draw:name="Frame16" text:anchor-type="char" svg:width="0.0161in" draw:z-index="15"><draw:text-box fo:min-height="0.0161in"><text:p text:style-name="Text_20_body">Passed</text:p></draw:text-box></draw:frame><text:a xlink:type="simple" xlink:href="http://192.168.0.253:8000/learn/javascript-algorithms-and-data-structures/basic-javascript/finding-a-remainder-in-javascript" text:style-name="Internet_20_link" text:visited-style-name="Visited_20_Internet_20_Link"><text:span text:style-name="T5">Finding a Remainder in JavaScript</text:span></text:a></text:p>
      <text:p text:style-name="P58"><text:tab/>var remainder = 11 % 3;</text:p>
      <text:p text:style-name="P72"/>
      <text:p text:style-name="P69"><draw:frame draw:style-name="fr1" draw:name="Frame17" text:anchor-type="char" svg:width="0.0161in" draw:z-index="16"><draw:text-box fo:min-height="0.0161in"><text:p text:style-name="Text_20_body">Passed</text:p></draw:text-box></draw:frame><text:a xlink:type="simple" xlink:href="http://192.168.0.253:8000/learn/javascript-algorithms-and-data-structures/basic-javascript/compound-assignment-with-augmented-addition" text:style-name="Internet_20_link" text:visited-style-name="Visited_20_Internet_20_Link"><text:span text:style-name="T5">Compound Assignment With Augmented Addition</text:span></text:a></text:p>
      <text:p text:style-name="P58"><text:tab/>a += 12;</text:p>
      <text:p text:style-name="P1"><text:tab/>b += 9;</text:p>
      <text:p text:style-name="P1"><text:tab/>c += 7;</text:p>
      <text:p text:style-name="P72"/>
      <text:p text:style-name="P69"><draw:frame draw:style-name="fr1" draw:name="Frame18" text:anchor-type="char" svg:width="0.0161in" draw:z-index="17"><draw:text-box fo:min-height="0.0161in"><text:p text:style-name="Text_20_body">Passed</text:p></draw:text-box></draw:frame><text:a xlink:type="simple" xlink:href="http://192.168.0.253:8000/learn/javascript-algorithms-and-data-structures/basic-javascript/compound-assignment-with-augmented-subtraction" text:style-name="Internet_20_link" text:visited-style-name="Visited_20_Internet_20_Link"><text:span text:style-name="T5">Compound Assignment With Augmented Subtraction</text:span></text:a></text:p>
      <text:p text:style-name="P58"><text:tab/>a -= 6;</text:p>
      <text:p text:style-name="P1"><text:tab/>b -= 15;</text:p>
      <text:p text:style-name="P1"><text:tab/>c -= 1;</text:p>
      <text:p text:style-name="P73"/>
      <text:p text:style-name="P69"><draw:frame draw:style-name="fr1" draw:name="Frame19" text:anchor-type="char" svg:width="0.0161in" draw:z-index="18"><draw:text-box fo:min-height="0.0161in"><text:p text:style-name="Text_20_body">Passed</text:p></draw:text-box></draw:frame><text:a xlink:type="simple" xlink:href="http://192.168.0.253:8000/learn/javascript-algorithms-and-data-structures/basic-javascript/compound-assignment-with-augmented-multiplication" text:style-name="Internet_20_link" text:visited-style-name="Visited_20_Internet_20_Link"><text:span text:style-name="T5">Compound Assignment With Augmented Multiplication</text:span></text:a></text:p>
      <text:p text:style-name="P58"><text:tab/>a *= 5;</text:p>
      <text:p text:style-name="P1"><text:tab/>b *= 3;</text:p>
      <text:p text:style-name="P1"><text:tab/>c *= 10;</text:p>
      <text:p text:style-name="P72"/>
      <text:p text:style-name="P69"><draw:frame draw:style-name="fr1" draw:name="Frame20" text:anchor-type="char" svg:width="0.0161in" draw:z-index="19"><draw:text-box fo:min-height="0.0161in"><text:p text:style-name="Text_20_body">Passed</text:p></draw:text-box></draw:frame><text:a xlink:type="simple" xlink:href="http://192.168.0.253:8000/learn/javascript-algorithms-and-data-structures/basic-javascript/compound-assignment-with-augmented-division" text:style-name="Internet_20_link" text:visited-style-name="Visited_20_Internet_20_Link"><text:span text:style-name="T5">Compound Assignment With Augmented Division</text:span></text:a></text:p>
      <text:p text:style-name="P58"><text:tab/>a /= 12;</text:p>
      <text:p text:style-name="P1"><text:tab/>b /= 4;</text:p>
      <text:p text:style-name="P1"><text:tab/>c /= 11;</text:p>
      <text:p text:style-name="P72"/>
      <text:p text:style-name="P69"><draw:frame draw:style-name="fr1" draw:name="Frame21" text:anchor-type="char" svg:width="0.0161in" draw:z-index="20"><draw:text-box fo:min-height="0.0161in"><text:p text:style-name="Text_20_body">Passed</text:p></draw:text-box></draw:frame><text:a xlink:type="simple" xlink:href="http://192.168.0.253:8000/learn/javascript-algorithms-and-data-structures/basic-javascript/declare-string-variables" text:style-name="Internet_20_link" text:visited-style-name="Visited_20_Internet_20_Link"><text:span text:style-name="T5">Declare String Variables</text:span></text:a></text:p>
      <text:p text:style-name="P58"><text:tab/>var myFirstName = 'Will';</text:p>
      <text:p text:style-name="P1"><text:tab/>var myLastName = 'Peterson'</text:p>
      <text:p text:style-name="P72"/>
      <text:p text:style-name="P69"><draw:frame draw:style-name="fr1" draw:name="Frame22" text:anchor-type="char" svg:width="0.0161in" draw:z-index="21"><draw:text-box fo:min-height="0.0161in"><text:p text:style-name="Text_20_body">Passed</text:p></draw:text-box></draw:frame><text:soft-page-break/><text:a xlink:type="simple" xlink:href="http://192.168.0.253:8000/learn/javascript-algorithms-and-data-structures/basic-javascript/escaping-literal-quotes-in-strings" text:style-name="Internet_20_link" text:visited-style-name="Visited_20_Internet_20_Link"><text:span text:style-name="T5">Escaping Literal Quotes in Strings</text:span></text:a></text:p>
      <text:p text:style-name="P58"><text:tab/>var myStr = "I am a \"double quoted\" string inside \"double quotes\"."</text:p>
      <text:p text:style-name="P58"/>
      <text:p text:style-name="P69"><draw:frame draw:style-name="fr1" draw:name="Frame23" text:anchor-type="char" svg:width="0.0161in" draw:z-index="22"><draw:text-box fo:min-height="0.0161in"><text:p text:style-name="Text_20_body">Passed</text:p></draw:text-box></draw:frame><text:a xlink:type="simple" xlink:href="http://192.168.0.253:8000/learn/javascript-algorithms-and-data-structures/basic-javascript/quoting-strings-with-single-quotes" text:style-name="Internet_20_link" text:visited-style-name="Visited_20_Internet_20_Link"><text:span text:style-name="T5">Quoting Strings with Single Quotes</text:span></text:a></text:p>
      <text:p text:style-name="P58"><text:tab/>var myStr = '&lt;a href="http://www.example.com" target="_blank"&gt;Link&lt;/a&gt;';</text:p>
      <text:p text:style-name="P72"/>
      <text:p text:style-name="P69"><draw:frame draw:style-name="fr1" draw:name="Frame24" text:anchor-type="char" svg:width="0.0161in" draw:z-index="23"><draw:text-box fo:min-height="0.0161in"><text:p text:style-name="Text_20_body">Passed</text:p></draw:text-box></draw:frame><text:a xlink:type="simple" xlink:href="http://192.168.0.253:8000/learn/javascript-algorithms-and-data-structures/basic-javascript/escape-sequences-in-strings" text:style-name="Internet_20_link" text:visited-style-name="Visited_20_Internet_20_Link"><text:span text:style-name="T5">Escape Sequences in Strings</text:span></text:a></text:p>
      <text:p text:style-name="P58"><text:tab/>var myStr = "FirstLine\n\t\\SecondLine\nThirdLine"</text:p>
      <text:p text:style-name="P72"/>
      <text:p text:style-name="P69"><draw:frame draw:style-name="fr1" draw:name="Frame25" text:anchor-type="char" svg:width="0.0161in" draw:z-index="24"><draw:text-box fo:min-height="0.0161in"><text:p text:style-name="Text_20_body">Passed</text:p></draw:text-box></draw:frame><text:a xlink:type="simple" xlink:href="http://192.168.0.253:8000/learn/javascript-algorithms-and-data-structures/basic-javascript/concatenating-strings-with-plus-operator" text:style-name="Internet_20_link" text:visited-style-name="Visited_20_Internet_20_Link"><text:span text:style-name="T5">Concatenating Strings with Plus Operator</text:span></text:a></text:p>
      <text:p text:style-name="P58"><text:tab/>var myStr = 'This is the start. ' + 'This is the end.'</text:p>
      <text:p text:style-name="P72"/>
      <text:p text:style-name="P69"><draw:frame draw:style-name="fr1" draw:name="Frame26" text:anchor-type="char" svg:width="0.0161in" draw:z-index="25"><draw:text-box fo:min-height="0.0161in"><text:p text:style-name="Text_20_body">Passed</text:p></draw:text-box></draw:frame><text:a xlink:type="simple" xlink:href="http://192.168.0.253:8000/learn/javascript-algorithms-and-data-structures/basic-javascript/concatenating-strings-with-the-plus-equals-operator" text:style-name="Internet_20_link" text:visited-style-name="Visited_20_Internet_20_Link"><text:span text:style-name="T5">Concatenating Strings with the Plus Equals Operator</text:span></text:a></text:p>
      <text:p text:style-name="P58"><text:tab/>var myStr = "This is the first sentence. ";</text:p>
      <text:p text:style-name="P1"><text:tab/>myStr += "This is the second sentence."</text:p>
      <text:p text:style-name="P72"/>
      <text:p text:style-name="P69"><draw:frame draw:style-name="fr1" draw:name="Frame27" text:anchor-type="char" svg:width="0.0161in" draw:z-index="26"><draw:text-box fo:min-height="0.0161in"><text:p text:style-name="Text_20_body">Passed</text:p></draw:text-box></draw:frame><text:a xlink:type="simple" xlink:href="http://192.168.0.253:8000/learn/javascript-algorithms-and-data-structures/basic-javascript/constructing-strings-with-variables" text:style-name="Internet_20_link" text:visited-style-name="Visited_20_Internet_20_Link"><text:span text:style-name="T5">Constructing Strings with Variables</text:span></text:a></text:p>
      <text:p text:style-name="P58"><text:tab/>var myName = 'Will'</text:p>
      <text:p text:style-name="P1"><text:tab/>var myStr = 'My name is ' + myName + 'and I am well!';</text:p>
      <text:p text:style-name="P72"/>
      <text:p text:style-name="P69"><draw:frame draw:style-name="fr1" draw:name="Frame28" text:anchor-type="char" svg:width="0.0161in" draw:z-index="27"><draw:text-box fo:min-height="0.0161in"><text:p text:style-name="Text_20_body">Passed</text:p></draw:text-box></draw:frame><text:a xlink:type="simple" xlink:href="http://192.168.0.253:8000/learn/javascript-algorithms-and-data-structures/basic-javascript/appending-variables-to-strings" text:style-name="Internet_20_link" text:visited-style-name="Visited_20_Internet_20_Link"><text:span text:style-name="T5">Appending Variables to Strings</text:span></text:a></text:p>
      <text:p text:style-name="P58"><text:tab/>var someAdjective = "fun"</text:p>
      <text:p text:style-name="P1"><text:tab/>var myStr = "Learning to code is ";</text:p>
      <text:p text:style-name="P1"><text:tab/>myStr += someAdjective;</text:p>
      <text:p text:style-name="P72"/>
      <text:p text:style-name="P69"><draw:frame draw:style-name="fr1" draw:name="Frame29" text:anchor-type="char" svg:width="0.0161in" draw:z-index="28"><draw:text-box fo:min-height="0.0161in"><text:p text:style-name="Text_20_body">Passed</text:p></draw:text-box></draw:frame><text:a xlink:type="simple" xlink:href="http://192.168.0.253:8000/learn/javascript-algorithms-and-data-structures/basic-javascript/find-the-length-of-a-string" text:style-name="Internet_20_link" text:visited-style-name="Visited_20_Internet_20_Link"><text:span text:style-name="T5">Find the Length of a String</text:span></text:a></text:p>
      <text:p text:style-name="P58"><text:tab/>lastNameLength = lastName.length;</text:p>
      <text:p text:style-name="P72"/>
      <text:p text:style-name="P69"><draw:frame draw:style-name="fr1" draw:name="Frame30" text:anchor-type="char" svg:width="0.0161in" draw:z-index="29"><draw:text-box fo:min-height="0.0161in"><text:p text:style-name="Text_20_body">Passed</text:p></draw:text-box></draw:frame><text:a xlink:type="simple" xlink:href="http://192.168.0.253:8000/learn/javascript-algorithms-and-data-structures/basic-javascript/use-bracket-notation-to-find-the-first-character-in-a-string" text:style-name="Internet_20_link" text:visited-style-name="Visited_20_Internet_20_Link"><text:span text:style-name="T5">Use Bracket Notation to Find the First Character in a String</text:span></text:a></text:p>
      <text:p text:style-name="P58"><text:tab/>firstLetterOfLastName = lastName[0];</text:p>
      <text:p text:style-name="P72"/>
      <text:p text:style-name="P69"><draw:frame draw:style-name="fr1" draw:name="Frame31" text:anchor-type="char" svg:width="0.0161in" draw:z-index="30"><draw:text-box fo:min-height="0.0161in"><text:p text:style-name="Text_20_body">Passed</text:p></draw:text-box></draw:frame><text:a xlink:type="simple" xlink:href="http://192.168.0.253:8000/learn/javascript-algorithms-and-data-structures/basic-javascript/understand-string-immutability" text:style-name="Internet_20_link" text:visited-style-name="Visited_20_Internet_20_Link"><text:span text:style-name="T5">Understand String Immutability</text:span></text:a></text:p>
      <text:p text:style-name="P58"><text:tab/>myStr = "Hello World";</text:p>
      <text:p text:style-name="P72"/>
      <text:p text:style-name="P69"><draw:frame draw:style-name="fr1" draw:name="Frame32" text:anchor-type="char" svg:width="0.0161in" draw:z-index="31"><draw:text-box fo:min-height="0.0161in"><text:p text:style-name="Text_20_body">Passed</text:p></draw:text-box></draw:frame><text:a xlink:type="simple" xlink:href="http://192.168.0.253:8000/learn/javascript-algorithms-and-data-structures/basic-javascript/use-bracket-notation-to-find-the-nth-character-in-a-string" text:style-name="Internet_20_link" text:visited-style-name="Visited_20_Internet_20_Link"><text:span text:style-name="T4">Use Bracket Notation to Find the Nth Character in a String</text:span></text:a></text:p>
      <text:p text:style-name="P58"><text:tab/>var thirdLetterOfLastName = lastName[2];</text:p>
      <text:p text:style-name="P72"/>
      <text:p text:style-name="P69"><draw:frame draw:style-name="fr1" draw:name="Frame33" text:anchor-type="char" svg:width="0.0161in" draw:z-index="32"><draw:text-box fo:min-height="0.0161in"><text:p text:style-name="Text_20_body">Passed</text:p></draw:text-box></draw:frame><text:a xlink:type="simple" xlink:href="http://192.168.0.253:8000/learn/javascript-algorithms-and-data-structures/basic-javascript/use-bracket-notation-to-find-the-last-character-in-a-string" text:style-name="Internet_20_link" text:visited-style-name="Visited_20_Internet_20_Link"><text:span text:style-name="T4">Use Bracket Notation to Find the Last Character in a String</text:span></text:a></text:p>
      <text:p text:style-name="P58"><text:tab/>var lastLetterOfLastName = lastName[lastName.length - 1];</text:p>
      <text:p text:style-name="P72"/>
      <text:p text:style-name="P69"><draw:frame draw:style-name="fr1" draw:name="Frame34" text:anchor-type="char" svg:width="0.0161in" draw:z-index="33"><draw:text-box fo:min-height="0.0161in"><text:p text:style-name="Text_20_body">Passed</text:p></draw:text-box></draw:frame><text:a xlink:type="simple" xlink:href="http://192.168.0.253:8000/learn/javascript-algorithms-and-data-structures/basic-javascript/use-bracket-notation-to-find-the-nth-to-last-character-in-a-string" text:style-name="Internet_20_link" text:visited-style-name="Visited_20_Internet_20_Link"><text:span text:style-name="T4">Use Bracket Notation to Find the Nth-to-Last Character in a String</text:span></text:a></text:p>
      <text:p text:style-name="P58"><text:tab/>var secondToLastLetterOfLastName = lastName[lastName.length – 2];</text:p>
      <text:p text:style-name="P58"/>
      <text:p text:style-name="P72"/>
      <text:p text:style-name="P69"><draw:frame draw:style-name="fr1" draw:name="Frame35" text:anchor-type="char" svg:width="0.0161in" draw:z-index="34"><draw:text-box fo:min-height="0.0161in"><text:p text:style-name="Text_20_body">Passed</text:p></draw:text-box></draw:frame><text:soft-page-break/><text:a xlink:type="simple" xlink:href="http://192.168.0.253:8000/learn/javascript-algorithms-and-data-structures/basic-javascript/word-blanks" text:style-name="Internet_20_link" text:visited-style-name="Visited_20_Internet_20_Link"><text:span text:style-name="T4">Word Blanks</text:span></text:a></text:p>
      <text:p text:style-name="P58"><text:tab/>var wordBlanks = "The " + myAdjective + ' ' + myNoun + ' ' + myVerb + " " + myAdverb + "."</text:p>
      <text:p text:style-name="P72"/>
      <text:p text:style-name="P69"><draw:frame draw:style-name="fr1" draw:name="Frame36" text:anchor-type="char" svg:width="0.0161in" draw:z-index="35"><draw:text-box fo:min-height="0.0161in"><text:p text:style-name="Text_20_body">Passed</text:p></draw:text-box></draw:frame><text:a xlink:type="simple" xlink:href="http://192.168.0.253:8000/learn/javascript-algorithms-and-data-structures/basic-javascript/store-multiple-values-in-one-variable-using-javascript-arrays" text:style-name="Internet_20_link" text:visited-style-name="Visited_20_Internet_20_Link"><text:span text:style-name="T4">Store Multiple Values in one Variable using JavaScript Arrays</text:span></text:a></text:p>
      <text:p text:style-name="P58"><text:tab/>var myArray = ["Will", 78];</text:p>
      <text:p text:style-name="P72"/>
      <text:p text:style-name="P69"><draw:frame draw:style-name="fr1" draw:name="Frame37" text:anchor-type="char" svg:width="0.0161in" draw:z-index="36"><draw:text-box fo:min-height="0.0161in"><text:p text:style-name="Text_20_body">Passed</text:p></draw:text-box></draw:frame><text:a xlink:type="simple" xlink:href="http://192.168.0.253:8000/learn/javascript-algorithms-and-data-structures/basic-javascript/nest-one-array-within-another-array" text:style-name="Internet_20_link" text:visited-style-name="Visited_20_Internet_20_Link"><text:span text:style-name="T4">Nest one Array within Another Array</text:span></text:a></text:p>
      <text:p text:style-name="P58"><text:tab/>var myArray = [['Snickers', 10], ['Mars', 10]];</text:p>
      <text:p text:style-name="P72"/>
      <text:p text:style-name="P69"><draw:frame draw:style-name="fr1" draw:name="Frame38" text:anchor-type="char" svg:width="0.0161in" draw:z-index="37"><draw:text-box fo:min-height="0.0161in"><text:p text:style-name="Text_20_body">Passed</text:p></draw:text-box></draw:frame><text:a xlink:type="simple" xlink:href="http://192.168.0.253:8000/learn/javascript-algorithms-and-data-structures/basic-javascript/access-array-data-with-indexes" text:style-name="Internet_20_link" text:visited-style-name="Visited_20_Internet_20_Link"><text:span text:style-name="T4">Access Array Data with Indexes</text:span></text:a></text:p>
      <text:p text:style-name="P54"><text:span text:style-name="T2"><text:tab/>var</text:span><text:span text:style-name="T1"> myData = myArray[0];</text:span></text:p>
      <text:p text:style-name="P72"/>
      <text:p text:style-name="P69"><draw:frame draw:style-name="fr1" draw:name="Frame39" text:anchor-type="char" svg:width="0.0161in" draw:z-index="38"><draw:text-box fo:min-height="0.0161in"><text:p text:style-name="Text_20_body">Passed</text:p></draw:text-box></draw:frame><text:a xlink:type="simple" xlink:href="http://192.168.0.253:8000/learn/javascript-algorithms-and-data-structures/basic-javascript/modify-array-data-with-indexes" text:style-name="Internet_20_link" text:visited-style-name="Visited_20_Internet_20_Link"><text:span text:style-name="T4">Modify Array Data With Indexes</text:span></text:a></text:p>
      <text:p text:style-name="P58"><text:tab/>myArray[0] = 45;</text:p>
      <text:p text:style-name="P64"/>
      <text:p text:style-name="P69"><draw:frame draw:style-name="fr1" draw:name="Frame40" text:anchor-type="char" svg:width="0.0161in" draw:z-index="39"><draw:text-box fo:min-height="0.0161in"><text:p text:style-name="Text_20_body">Passed</text:p></draw:text-box></draw:frame><text:a xlink:type="simple" xlink:href="http://192.168.0.253:8000/learn/javascript-algorithms-and-data-structures/basic-javascript/access-multi-dimensional-arrays-with-indexes" text:style-name="Internet_20_link" text:visited-style-name="Visited_20_Internet_20_Link"><text:span text:style-name="T4">Access Multi-Dimensional Arrays With Indexes</text:span></text:a></text:p>
      <text:p text:style-name="P58"><text:tab/>var myData = myArray[2][1];</text:p>
      <text:p text:style-name="P72"/>
      <text:p text:style-name="P69"><draw:frame draw:style-name="fr1" draw:name="Frame41" text:anchor-type="char" svg:width="0.0161in" draw:z-index="40"><draw:text-box fo:min-height="0.0161in"><text:p text:style-name="Text_20_body">Passed</text:p></draw:text-box></draw:frame><text:a xlink:type="simple" xlink:href="http://192.168.0.253:8000/learn/javascript-algorithms-and-data-structures/basic-javascript/manipulate-arrays-with-push" text:style-name="Internet_20_link" text:visited-style-name="Visited_20_Internet_20_Link"><text:span text:style-name="T4">Manipulate Arrays With push()</text:span></text:a></text:p>
      <text:p text:style-name="P58"><text:tab/>myArray.push(["dog", 3]);</text:p>
      <text:p text:style-name="P72"/>
      <text:p text:style-name="P69"><draw:frame draw:style-name="fr1" draw:name="Frame42" text:anchor-type="char" svg:width="0.0161in" draw:z-index="41"><draw:text-box fo:min-height="0.0161in"><text:p text:style-name="Text_20_body">Passed</text:p></draw:text-box></draw:frame><text:a xlink:type="simple" xlink:href="http://192.168.0.253:8000/learn/javascript-algorithms-and-data-structures/basic-javascript/manipulate-arrays-with-pop" text:style-name="Internet_20_link" text:visited-style-name="Visited_20_Internet_20_Link"><text:span text:style-name="T4">Manipulate Arrays With pop()</text:span></text:a></text:p>
      <text:p text:style-name="P58"><text:tab/>var removedFromMyArray = myArray.pop();</text:p>
      <text:p text:style-name="P72"/>
      <text:p text:style-name="P69"><draw:frame draw:style-name="fr1" draw:name="Frame43" text:anchor-type="char" svg:width="0.0161in" draw:z-index="42"><draw:text-box fo:min-height="0.0161in"><text:p text:style-name="Text_20_body">Passed</text:p></draw:text-box></draw:frame><text:a xlink:type="simple" xlink:href="http://192.168.0.253:8000/learn/javascript-algorithms-and-data-structures/basic-javascript/manipulate-arrays-with-shift" text:style-name="Internet_20_link" text:visited-style-name="Visited_20_Internet_20_Link"><text:span text:style-name="T4">Manipulate Arrays With shift()</text:span></text:a></text:p>
      <text:p text:style-name="P58"><text:tab/>var removedFromMyArray = myArray.shift();</text:p>
      <text:p text:style-name="P72"/>
      <text:p text:style-name="P69"><draw:frame draw:style-name="fr1" draw:name="Frame44" text:anchor-type="char" svg:width="0.0161in" draw:z-index="43"><draw:text-box fo:min-height="0.0161in"><text:p text:style-name="Text_20_body">Passed</text:p></draw:text-box></draw:frame><text:a xlink:type="simple" xlink:href="http://192.168.0.253:8000/learn/javascript-algorithms-and-data-structures/basic-javascript/manipulate-arrays-with-unshift" text:style-name="Internet_20_link" text:visited-style-name="Visited_20_Internet_20_Link"><text:span text:style-name="T4">Manipulate Arrays With unshift()</text:span></text:a></text:p>
      <text:p text:style-name="P58"><text:tab/>myArray.unshift(["Paul",35]);</text:p>
      <text:p text:style-name="P72"/>
      <text:p text:style-name="P69"><draw:frame draw:style-name="fr1" draw:name="Frame45" text:anchor-type="char" svg:width="0.0161in" draw:z-index="44"><draw:text-box fo:min-height="0.0161in"><text:p text:style-name="Text_20_body">Passed</text:p></draw:text-box></draw:frame><text:a xlink:type="simple" xlink:href="http://192.168.0.253:8000/learn/javascript-algorithms-and-data-structures/basic-javascript/shopping-list" text:style-name="Internet_20_link" text:visited-style-name="Visited_20_Internet_20_Link"><text:span text:style-name="T5">Shopping List</text:span></text:a></text:p>
      <text:p text:style-name="P58"><text:tab/>var myList = [['asdf', 4],['asdf', 4],['asdf', 4],['asdf', 4],['asdf', 4],];</text:p>
      <text:p text:style-name="P29"/>
      <text:p text:style-name="P69"><draw:frame draw:style-name="fr1" draw:name="Frame46" text:anchor-type="char" svg:width="0.0161in" draw:z-index="45"><draw:text-box fo:min-height="0.0161in"><text:p text:style-name="Text_20_body">Passed</text:p></draw:text-box></draw:frame><text:a xlink:type="simple" xlink:href="http://192.168.0.253:8000/learn/javascript-algorithms-and-data-structures/basic-javascript/write-reusable-javascript-with-functions" text:style-name="Internet_20_link" text:visited-style-name="Visited_20_Internet_20_Link"><text:span text:style-name="T4">Write Reusable JavaScript with Functions</text:span></text:a></text:p>
      <text:p text:style-name="P58"><text:tab/>function reusableFunction() {</text:p>
      <text:p text:style-name="P1"><text:tab/>console.log('Hi World')</text:p>
      <text:p text:style-name="P1"><text:tab/>}</text:p>
      <text:p text:style-name="P1"><text:tab/>reusableFunction()</text:p>
      <text:p text:style-name="P1"/>
      <text:p text:style-name="P69"><draw:frame draw:style-name="fr1" draw:name="Frame47" text:anchor-type="char" svg:width="0.0161in" draw:z-index="46"><draw:text-box fo:min-height="0.0161in"><text:p text:style-name="Text_20_body">Passed</text:p></draw:text-box></draw:frame><text:a xlink:type="simple" xlink:href="http://192.168.0.253:8000/learn/javascript-algorithms-and-data-structures/basic-javascript/passing-values-to-functions-with-arguments" text:style-name="Internet_20_link" text:visited-style-name="Visited_20_Internet_20_Link"><text:span text:style-name="T5">Passing Values to Functions with Arguments</text:span></text:a></text:p>
      <text:p text:style-name="P62"><text:tab/>function functionWithArgs(a, b) {</text:p>
      <text:p text:style-name="P23"><text:tab/>console.log(a + b);</text:p>
      <text:p text:style-name="P23"><text:tab/>}</text:p>
      <text:p text:style-name="P23"><text:tab/>functionWithArgs(1, 2);</text:p>
      <text:p text:style-name="P23"><text:soft-page-break/></text:p>
      <text:p text:style-name="P69"><draw:frame draw:style-name="fr1" draw:name="Frame48" text:anchor-type="char" svg:width="0.0161in" draw:z-index="47"><draw:text-box fo:min-height="0.0161in"><text:p text:style-name="Text_20_body">Passed</text:p></draw:text-box></draw:frame><text:a xlink:type="simple" xlink:href="http://192.168.0.253:8000/learn/javascript-algorithms-and-data-structures/basic-javascript/global-scope-and-functions" text:style-name="Internet_20_link" text:visited-style-name="Visited_20_Internet_20_Link"><text:span text:style-name="T5">Global Scope and Functions</text:span></text:a></text:p>
      <text:p text:style-name="P62"><text:tab/>// Declare your variable here</text:p>
      <text:p text:style-name="P23"><text:tab/>var myGlobal = 10;</text:p>
      <text:p text:style-name="P23"><text:tab/>function fun1() {</text:p>
      <text:p text:style-name="P23"><text:tab/>// Assign 5 to oopsGlobal Here</text:p>
      <text:p text:style-name="P23"><text:tab/>oopsGlobal = 5;</text:p>
      <text:p text:style-name="P23"><text:tab/>}</text:p>
      <text:p text:style-name="P74"/>
      <text:p text:style-name="P69"><draw:frame draw:style-name="fr1" draw:name="Frame49" text:anchor-type="char" svg:width="0.0161in" draw:z-index="48"><draw:text-box fo:min-height="0.0161in"><text:p text:style-name="Text_20_body">Passed</text:p></draw:text-box></draw:frame><text:a xlink:type="simple" xlink:href="http://192.168.0.253:8000/learn/javascript-algorithms-and-data-structures/basic-javascript/local-scope-and-functions" text:style-name="Internet_20_link" text:visited-style-name="Visited_20_Internet_20_Link"><text:span text:style-name="T5">Local Scope and Functions</text:span></text:a></text:p>
      <text:p text:style-name="P62"><text:tab/>function myLocalScope() {</text:p>
      <text:p text:style-name="P23"><text:tab/>'use strict'; // you shouldn't need to edit this line</text:p>
      <text:p text:style-name="P23"><text:tab/>var myVar;</text:p>
      <text:p text:style-name="P23"><text:tab/>console.log(myVar);</text:p>
      <text:p text:style-name="P23"><text:tab/>}</text:p>
      <text:p text:style-name="P23"><text:tab/> myLocalScope();</text:p>
      <text:p text:style-name="P30"/>
      <text:p text:style-name="P69"><draw:frame draw:style-name="fr1" draw:name="Frame50" text:anchor-type="char" svg:width="0.0161in" draw:z-index="49"><draw:text-box fo:min-height="0.0161in"><text:p text:style-name="Text_20_body">Passed</text:p></draw:text-box></draw:frame><text:a xlink:type="simple" xlink:href="http://192.168.0.253:8000/learn/javascript-algorithms-and-data-structures/basic-javascript/global-vs.-local-scope-in-functions" text:style-name="Internet_20_link" text:visited-style-name="Visited_20_Internet_20_Link"><text:span text:style-name="T5">Global vs. Local Scope in Functions</text:span></text:a></text:p>
      <text:p text:style-name="P58"><text:tab/>var outerWear = 'sweater'</text:p>
      <text:p text:style-name="P74"/>
      <text:p text:style-name="P69"><draw:frame draw:style-name="fr1" draw:name="Frame51" text:anchor-type="char" svg:width="0.0161in" draw:z-index="50"><draw:text-box fo:min-height="0.0161in"><text:p text:style-name="Text_20_body">Passed</text:p></draw:text-box></draw:frame><text:a xlink:type="simple" xlink:href="http://192.168.0.253:8000/learn/javascript-algorithms-and-data-structures/basic-javascript/return-a-value-from-a-function-with-return" text:style-name="Internet_20_link" text:visited-style-name="Visited_20_Internet_20_Link"><text:span text:style-name="T5">Return a Value from a Function with Return</text:span></text:a></text:p>
      <text:p text:style-name="P59"><text:tab/>function timesFive(num) {</text:p>
      <text:p text:style-name="P2"><text:tab/>return num * 5;</text:p>
      <text:p text:style-name="P1"><text:tab/>}</text:p>
      <text:p text:style-name="P74"/>
      <text:p text:style-name="P69"><draw:frame draw:style-name="fr1" draw:name="Frame52" text:anchor-type="char" svg:width="0.0161in" draw:z-index="51"><draw:text-box fo:min-height="0.0161in"><text:p text:style-name="Text_20_body">Passed</text:p></draw:text-box></draw:frame><text:a xlink:type="simple" xlink:href="http://192.168.0.253:8000/learn/javascript-algorithms-and-data-structures/basic-javascript/understanding-undefined-value-returned-from-a-function" text:style-name="Internet_20_link" text:visited-style-name="Visited_20_Internet_20_Link"><text:span text:style-name="T5">Understanding Undefined Value returned from a Function</text:span></text:a></text:p>
      <text:p text:style-name="P63"><text:tab/>var sum = 3;</text:p>
      <text:p text:style-name="P57"><text:tab/>function addFive() {</text:p>
      <text:p text:style-name="P23"><text:tab/>sum = sum + 5;</text:p>
      <text:p text:style-name="P23"><text:tab/>}</text:p>
      <text:p text:style-name="P74"/>
      <text:p text:style-name="P69"><draw:frame draw:style-name="fr1" draw:name="Frame53" text:anchor-type="char" svg:width="0.0161in" draw:z-index="52"><draw:text-box fo:min-height="0.0161in"><text:p text:style-name="Text_20_body">Passed</text:p></draw:text-box></draw:frame><text:a xlink:type="simple" xlink:href="http://192.168.0.253:8000/learn/javascript-algorithms-and-data-structures/basic-javascript/assignment-with-a-returned-value" text:style-name="Internet_20_link" text:visited-style-name="Visited_20_Internet_20_Link"><text:span text:style-name="T5">Assignment with a Returned Value</text:span></text:a></text:p>
      <text:p text:style-name="P58"><text:tab/>processed = processArg(7);</text:p>
      <text:p text:style-name="P65"/>
      <text:p text:style-name="P69"><draw:frame draw:style-name="fr1" draw:name="Frame54" text:anchor-type="char" svg:width="0.0161in" draw:z-index="53"><draw:text-box fo:min-height="0.0161in"><text:p text:style-name="Text_20_body">Passed</text:p></draw:text-box></draw:frame><text:a xlink:type="simple" xlink:href="http://192.168.0.253:8000/learn/javascript-algorithms-and-data-structures/basic-javascript/stand-in-line" text:style-name="Internet_20_link" text:visited-style-name="Visited_20_Internet_20_Link"><text:span text:style-name="T5">Stand in Line</text:span></text:a></text:p>
      <text:p text:style-name="P54"><text:tab/>function nextInLine(arr, item) {</text:p>
      <text:p text:style-name="P79"><text:span text:style-name="T18"><text:tab/>arr.push(item)</text:span></text:p>
      <text:p text:style-name="P79"><text:span text:style-name="T18"><text:tab/>return arr.shift()</text:span></text:p>
      <text:p text:style-name="P79"><text:span text:style-name="T18"><text:tab/>}</text:span></text:p>
      <text:p text:style-name="P78"><text:span text:style-name="T7"/></text:p>
      <text:p text:style-name="P48"><draw:frame draw:style-name="fr1" draw:name="Frame55" text:anchor-type="char" svg:width="0.0161in" draw:z-index="54"><draw:text-box fo:min-height="0.0161in"><text:p text:style-name="Text_20_body">Passed</text:p></draw:text-box></draw:frame><text:a xlink:type="simple" xlink:href="http://192.168.0.253:8000/learn/javascript-algorithms-and-data-structures/basic-javascript/understanding-boolean-values" text:style-name="Internet_20_link" text:visited-style-name="Visited_20_Internet_20_Link"><text:span text:style-name="T5">Understanding Boolean Values</text:span></text:a></text:p>
      <text:p text:style-name="P58"><text:tab/>return true;</text:p>
      <text:p text:style-name="P58"/>
      <text:p text:style-name="P69"><draw:frame draw:style-name="fr1" draw:name="Frame56" text:anchor-type="char" svg:width="0.0161in" draw:z-index="55"><draw:text-box fo:min-height="0.0161in"><text:p text:style-name="Text_20_body">Passed</text:p></draw:text-box></draw:frame><text:a xlink:type="simple" xlink:href="http://192.168.0.253:8000/learn/javascript-algorithms-and-data-structures/basic-javascript/use-conditional-logic-with-if-statements" text:style-name="Internet_20_link" text:visited-style-name="Visited_20_Internet_20_Link"><text:span text:style-name="T5">Use Conditional Logic with If Statements</text:span></text:a></text:p>
      <text:p text:style-name="P58"><text:tab/>function trueOrFalse(wasThatTrue) {</text:p>
      <text:p text:style-name="P1"><text:soft-page-break/><text:tab/>if(wasThatTrue) {</text:p>
      <text:p text:style-name="P1"><text:tab/>return "Yes, that was true"</text:p>
      <text:p text:style-name="P1"><text:tab/>}</text:p>
      <text:p text:style-name="P1"><text:tab/>return "No, that was false"</text:p>
      <text:p text:style-name="P1"><text:tab/>}</text:p>
      <text:p text:style-name="P73"/>
      <text:p text:style-name="P69"><draw:frame draw:style-name="fr1" draw:name="Frame57" text:anchor-type="char" svg:width="0.0161in" draw:z-index="56"><draw:text-box fo:min-height="0.0161in"><text:p text:style-name="Text_20_body">Passed</text:p></draw:text-box></draw:frame><text:a xlink:type="simple" xlink:href="http://192.168.0.253:8000/learn/javascript-algorithms-and-data-structures/basic-javascript/comparison-with-the-equality-operator" text:style-name="Internet_20_link" text:visited-style-name="Visited_20_Internet_20_Link"><text:span text:style-name="T5">Comparison with the Equality Operator</text:span></text:a></text:p>
      <text:p text:style-name="P58"><text:tab/>function testEqual(val) {</text:p>
      <text:p text:style-name="P1"><text:tab/>if (val == 12) { </text:p>
      <text:p text:style-name="P1"><text:tab/>return "Equal";</text:p>
      <text:p text:style-name="P1"><text:tab/>}</text:p>
      <text:p text:style-name="P1"><text:tab/>return "Not Equal";</text:p>
      <text:p text:style-name="P1"><text:tab/>}</text:p>
      <text:p text:style-name="P73"/>
      <text:p text:style-name="P69"><draw:frame draw:style-name="fr1" draw:name="Frame58" text:anchor-type="char" svg:width="0.0161in" draw:z-index="57"><draw:text-box fo:min-height="0.0161in"><text:p text:style-name="Text_20_body">Passed</text:p></draw:text-box></draw:frame><text:a xlink:type="simple" xlink:href="http://192.168.0.253:8000/learn/javascript-algorithms-and-data-structures/basic-javascript/comparison-with-the-strict-equality-operator" text:style-name="Internet_20_link" text:visited-style-name="Visited_20_Internet_20_Link"><text:span text:style-name="T5">Comparison with the Strict Equality Operator</text:span></text:a></text:p>
      <text:p text:style-name="P73"><text:tab/>function testStrict(val) {</text:p>
      <text:p text:style-name="P1"><text:tab/>if (val === 7) { </text:p>
      <text:p text:style-name="P1"><text:tab/>return "Equal";</text:p>
      <text:p text:style-name="P1"><text:tab/>}</text:p>
      <text:p text:style-name="P1"><text:tab/>return "Not Equal";</text:p>
      <text:p text:style-name="P1"><text:tab/>}</text:p>
      <text:p text:style-name="P74"/>
      <text:p text:style-name="P69"><draw:frame draw:style-name="fr1" draw:name="Frame59" text:anchor-type="char" svg:width="0.0161in" draw:z-index="58"><draw:text-box fo:min-height="0.0161in"><text:p text:style-name="Text_20_body">Passed</text:p></draw:text-box></draw:frame><text:a xlink:type="simple" xlink:href="http://192.168.0.253:8000/learn/javascript-algorithms-and-data-structures/basic-javascript/practice-comparing-different-values" text:style-name="Internet_20_link" text:visited-style-name="Visited_20_Internet_20_Link"><text:span text:style-name="T5">Practice comparing different values</text:span></text:a></text:p>
      <text:p text:style-name="P62"><text:tab/>function compareEquality(a, b) {</text:p>
      <text:p text:style-name="P23"><text:tab/>if (a === b) {</text:p>
      <text:p text:style-name="P23"><text:tab/>return "Equal";</text:p>
      <text:p text:style-name="P23"><text:tab/>}</text:p>
      <text:p text:style-name="P23"><text:tab/>return "Not Equal";</text:p>
      <text:p text:style-name="P23"><text:tab/>}</text:p>
      <text:p text:style-name="P74"/>
      <text:p text:style-name="P69"><draw:frame draw:style-name="fr1" draw:name="Frame60" text:anchor-type="char" svg:width="0.0161in" draw:z-index="59"><draw:text-box fo:min-height="0.0161in"><text:p text:style-name="Text_20_body">Passed</text:p></draw:text-box></draw:frame><text:a xlink:type="simple" xlink:href="http://192.168.0.253:8000/learn/javascript-algorithms-and-data-structures/basic-javascript/comparison-with-the-inequality-operator" text:style-name="Internet_20_link" text:visited-style-name="Visited_20_Internet_20_Link"><text:span text:style-name="T5">Comparison with the Inequality Operator</text:span></text:a></text:p>
      <text:p text:style-name="P58"><text:tab/>function testNotEqual(val) {</text:p>
      <text:p text:style-name="P1"><text:tab/>if (val != 99) {</text:p>
      <text:p text:style-name="P1"><text:tab/>return "Not Equal";</text:p>
      <text:p text:style-name="P1"><text:tab/>}</text:p>
      <text:p text:style-name="P1"><text:tab/>return "Equal";</text:p>
      <text:p text:style-name="P1"><text:tab/>}</text:p>
      <text:p text:style-name="P74"/>
      <text:p text:style-name="P69"><draw:frame draw:style-name="fr1" draw:name="Frame61" text:anchor-type="char" svg:width="0.0161in" draw:z-index="60"><draw:text-box fo:min-height="0.0161in"><text:p text:style-name="Text_20_body">Passed</text:p></draw:text-box></draw:frame><text:a xlink:type="simple" xlink:href="http://192.168.0.253:8000/learn/javascript-algorithms-and-data-structures/basic-javascript/comparison-with-the-strict-inequality-operator" text:style-name="Internet_20_link" text:visited-style-name="Visited_20_Internet_20_Link"><text:span text:style-name="T5">Comparison with the Strict Inequality Operator</text:span></text:a></text:p>
      <text:p text:style-name="P58"><text:tab/>function testStrictNotEqual(val) {</text:p>
      <text:p text:style-name="P1"><text:tab/>if (val !== 17) {</text:p>
      <text:p text:style-name="P1"><text:tab/>return "Not Equal";</text:p>
      <text:p text:style-name="P1"><text:tab/>}</text:p>
      <text:p text:style-name="P1"><text:tab/>return "Equal";</text:p>
      <text:p text:style-name="P1"><text:tab/>}</text:p>
      <text:p text:style-name="P30"><text:soft-page-break/></text:p>
      <text:p text:style-name="P69"><draw:frame draw:style-name="fr1" draw:name="Frame62" text:anchor-type="char" svg:width="0.0161in" draw:z-index="61"><draw:text-box fo:min-height="0.0161in"><text:p text:style-name="Text_20_body">Passed</text:p></draw:text-box></draw:frame><text:a xlink:type="simple" xlink:href="http://192.168.0.253:8000/learn/javascript-algorithms-and-data-structures/basic-javascript/comparison-with-the-greater-than-operator" text:style-name="Internet_20_link" text:visited-style-name="Visited_20_Internet_20_Link"><text:span text:style-name="T5">Comparison with the Greater Than Operator</text:span></text:a></text:p>
      <text:p text:style-name="P58"><text:tab/>function testGreaterThan(val) {</text:p>
      <text:p text:style-name="P1"><text:tab/>if (val &gt; 100) { </text:p>
      <text:p text:style-name="P1"><text:tab/>return "Over 100";</text:p>
      <text:p text:style-name="P1"><text:tab/>}</text:p>
      <text:p text:style-name="P1"><text:tab/>if (val &gt; 10) {</text:p>
      <text:p text:style-name="P1"><text:tab/>return "Over 10";</text:p>
      <text:p text:style-name="P1"><text:tab/>}</text:p>
      <text:p text:style-name="P1"><text:tab/>return "10 or Under";</text:p>
      <text:p text:style-name="P1"><text:tab/>}</text:p>
      <text:p text:style-name="P30"/>
      <text:p text:style-name="P69"><draw:frame draw:style-name="fr1" draw:name="Frame63" text:anchor-type="char" svg:width="0.0161in" draw:z-index="62"><draw:text-box fo:min-height="0.0161in"><text:p text:style-name="Text_20_body">Passed</text:p></draw:text-box></draw:frame><text:a xlink:type="simple" xlink:href="http://192.168.0.253:8000/learn/javascript-algorithms-and-data-structures/basic-javascript/comparison-with-the-greater-than-or-equal-to-operator" text:style-name="Internet_20_link" text:visited-style-name="Visited_20_Internet_20_Link"><text:span text:style-name="T5">Comparison with the Greater Than Or Equal To Operator</text:span></text:a></text:p>
      <text:p text:style-name="P58"><text:tab/>function testGreaterOrEqual(val) {</text:p>
      <text:p text:style-name="P1"><text:tab/>if (val &gt;= 20) {</text:p>
      <text:p text:style-name="P1"><text:tab/>return "20 or Over";</text:p>
      <text:p text:style-name="P1"><text:tab/>}</text:p>
      <text:p text:style-name="P1"><text:tab/>if (val &gt;= 10) {</text:p>
      <text:p text:style-name="P1"><text:tab/>return "10 or Over";</text:p>
      <text:p text:style-name="P1"><text:tab/>}</text:p>
      <text:p text:style-name="P1"><text:tab/>return "Less than 10";</text:p>
      <text:p text:style-name="P1"><text:tab/>}</text:p>
      <text:p text:style-name="P74"/>
      <text:p text:style-name="P69"><draw:frame draw:style-name="fr1" draw:name="Frame64" text:anchor-type="char" svg:width="0.0161in" draw:z-index="63"><draw:text-box fo:min-height="0.0161in"><text:p text:style-name="Text_20_body">Passed</text:p></draw:text-box></draw:frame><text:a xlink:type="simple" xlink:href="http://192.168.0.253:8000/learn/javascript-algorithms-and-data-structures/basic-javascript/comparison-with-the-less-than-operator" text:style-name="Internet_20_link" text:visited-style-name="Visited_20_Internet_20_Link"><text:span text:style-name="T5">Comparison with the Less Than Operator</text:span></text:a></text:p>
      <text:p text:style-name="P58"><text:tab/>function testLessThan(val) {</text:p>
      <text:p text:style-name="P1"><text:tab/>if (val &lt; 25) {</text:p>
      <text:p text:style-name="P1"><text:tab/>return "Under 25";</text:p>
      <text:p text:style-name="P1"><text:tab/>}</text:p>
      <text:p text:style-name="P1"><text:tab/>if (val &lt; 55) {</text:p>
      <text:p text:style-name="P1"><text:tab/>return "Under 55";</text:p>
      <text:p text:style-name="P1"><text:tab/>}</text:p>
      <text:p text:style-name="P1"><text:tab/>return "55 or Over";</text:p>
      <text:p text:style-name="P1"><text:tab/>}</text:p>
      <text:p text:style-name="P30"/>
      <text:p text:style-name="P69"><draw:frame draw:style-name="fr1" draw:name="Frame65" text:anchor-type="char" svg:width="0.0161in" draw:z-index="64"><draw:text-box fo:min-height="0.0161in"><text:p text:style-name="Text_20_body">Passed</text:p></draw:text-box></draw:frame><text:a xlink:type="simple" xlink:href="http://192.168.0.253:8000/learn/javascript-algorithms-and-data-structures/basic-javascript/comparison-with-the-less-than-or-equal-to-operator" text:style-name="Internet_20_link" text:visited-style-name="Visited_20_Internet_20_Link"><text:span text:style-name="T5">Comparison with the Less Than Or Equal To Operator</text:span></text:a></text:p>
      <text:p text:style-name="P58"><text:tab/>function testLessOrEqual(val) {</text:p>
      <text:p text:style-name="P1"><text:tab/>if (val &lt;= 12) {</text:p>
      <text:p text:style-name="P1"><text:tab/>return "Smaller Than or Equal to 12";</text:p>
      <text:p text:style-name="P1"><text:tab/>}</text:p>
      <text:p text:style-name="P1"><text:tab/>if (val &lt;= 24) {</text:p>
      <text:p text:style-name="P1"><text:tab/>return "Smaller Than or Equal to 24";</text:p>
      <text:p text:style-name="P1"><text:tab/>}</text:p>
      <text:p text:style-name="P1"><text:tab/>return "More Than 24";</text:p>
      <text:p text:style-name="P1"><text:tab/>}</text:p>
      <text:p text:style-name="P1"/>
      <text:p text:style-name="P69"><draw:frame draw:style-name="fr1" draw:name="Frame66" text:anchor-type="char" svg:width="0.0161in" draw:z-index="65"><draw:text-box fo:min-height="0.0161in"><text:p text:style-name="Text_20_body">Passed</text:p></draw:text-box></draw:frame><text:a xlink:type="simple" xlink:href="http://192.168.0.253:8000/learn/javascript-algorithms-and-data-structures/basic-javascript/comparisons-with-the-logical-and-operator" text:style-name="Internet_20_link" text:visited-style-name="Visited_20_Internet_20_Link"><text:span text:style-name="T5">Comparisons with the Logical And Operator</text:span></text:a></text:p>
      <text:p text:style-name="P58"><text:soft-page-break/><text:tab/>function testLogicalAnd(val) {</text:p>
      <text:p text:style-name="P1"><text:tab/>if (val &lt;= 50 &amp;&amp; val &gt;= 25) {</text:p>
      <text:p text:style-name="P1"><text:tab/>return "Yes";</text:p>
      <text:p text:style-name="P1"><text:tab/>}</text:p>
      <text:p text:style-name="P1"><text:tab/>return "No";</text:p>
      <text:p text:style-name="P1"><text:tab/>}</text:p>
      <text:p text:style-name="P1"/>
      <text:p text:style-name="P69"><draw:frame draw:style-name="fr1" draw:name="Frame67" text:anchor-type="char" svg:width="0.0161in" draw:z-index="66"><draw:text-box fo:min-height="0.0161in"><text:p text:style-name="Text_20_body">Passed</text:p></draw:text-box></draw:frame><text:a xlink:type="simple" xlink:href="http://192.168.0.253:8000/learn/javascript-algorithms-and-data-structures/basic-javascript/comparisons-with-the-logical-or-operator" text:style-name="Internet_20_link" text:visited-style-name="Visited_20_Internet_20_Link"><text:span text:style-name="T5">Comparisons with the Logical Or Operator</text:span></text:a></text:p>
      <text:p text:style-name="P58"><text:tab/>function testLogicalOr(val) {</text:p>
      <text:p text:style-name="P1"><text:tab/>if (val &lt; 10 || val &gt; 20) {</text:p>
      <text:p text:style-name="P1"><text:tab/>return "Outside";</text:p>
      <text:p text:style-name="P1"><text:tab/>}</text:p>
      <text:p text:style-name="P1"><text:tab/>return "Inside";</text:p>
      <text:p text:style-name="P1"><text:tab/>}</text:p>
      <text:p text:style-name="P30"/>
      <text:p text:style-name="P69"><draw:frame draw:style-name="fr1" draw:name="Frame68" text:anchor-type="char" svg:width="0.0161in" draw:z-index="67"><draw:text-box fo:min-height="0.0161in"><text:p text:style-name="Text_20_body">Passed</text:p></draw:text-box></draw:frame><text:a xlink:type="simple" xlink:href="http://192.168.0.253:8000/learn/javascript-algorithms-and-data-structures/basic-javascript/introducing-else-statements" text:style-name="Internet_20_link" text:visited-style-name="Visited_20_Internet_20_Link"><text:span text:style-name="T5">Introducing Else Statements</text:span></text:a></text:p>
      <text:p text:style-name="P58"><text:tab/>function testElse(val) {</text:p>
      <text:p text:style-name="P1"><text:tab/>var result = "";</text:p>
      <text:p text:style-name="P1"><text:tab/>if (val &gt; 5) {</text:p>
      <text:p text:style-name="P1"><text:tab/>result = "Bigger than 5";</text:p>
      <text:p text:style-name="P1"><text:tab/>} else {</text:p>
      <text:p text:style-name="P1"><text:tab/>result = "5 or Smaller";</text:p>
      <text:p text:style-name="P1"><text:tab/>}</text:p>
      <text:p text:style-name="P1"><text:tab/>return result;</text:p>
      <text:p text:style-name="P1"><text:tab/>}</text:p>
      <text:p text:style-name="P1"/>
      <text:p text:style-name="P69"><draw:frame draw:style-name="fr1" draw:name="Frame69" text:anchor-type="char" svg:width="0.0161in" draw:z-index="68"><draw:text-box fo:min-height="0.0161in"><text:p text:style-name="Text_20_body">Passed</text:p></draw:text-box></draw:frame><text:a xlink:type="simple" xlink:href="http://192.168.0.253:8000/learn/javascript-algorithms-and-data-structures/basic-javascript/introducing-else-if-statements" text:style-name="Internet_20_link" text:visited-style-name="Visited_20_Internet_20_Link"><text:span text:style-name="T5">Introducing Else If Statements</text:span></text:a></text:p>
      <text:p text:style-name="P73"><text:tab/>function testElseIf(val) {</text:p>
      <text:p text:style-name="P1"><text:tab/>if (val &gt; 10) {</text:p>
      <text:p text:style-name="P1"><text:tab/>return "Greater than 10";</text:p>
      <text:p text:style-name="P1"><text:tab/>}</text:p>
      <text:p text:style-name="P1"><text:tab/>else if (val &lt; 5) {</text:p>
      <text:p text:style-name="P1"><text:tab/>return "Smaller than 5";</text:p>
      <text:p text:style-name="P1"><text:tab/>} else {</text:p>
      <text:p text:style-name="P1"><text:tab/>return "Between 5 and 10";</text:p>
      <text:p text:style-name="P1"><text:tab/>}</text:p>
      <text:p text:style-name="P1"><text:tab/>}</text:p>
      <text:p text:style-name="P1"/>
      <text:p text:style-name="P69"><draw:frame draw:style-name="fr1" draw:name="Frame70" text:anchor-type="char" svg:width="0.0161in" draw:z-index="69"><draw:text-box fo:min-height="0.0161in"><text:p text:style-name="Text_20_body">Passed</text:p></draw:text-box></draw:frame><text:a xlink:type="simple" xlink:href="http://192.168.0.253:8000/learn/javascript-algorithms-and-data-structures/basic-javascript/logical-order-in-if-else-statements" text:style-name="Internet_20_link" text:visited-style-name="Visited_20_Internet_20_Link"><text:span text:style-name="T5">Logical Order in If Else Statements</text:span></text:a></text:p>
      <text:p text:style-name="P58"><text:tab/>function orderMyLogic(val) {</text:p>
      <text:p text:style-name="P1"><text:tab/>if(val &lt; 5) {</text:p>
      <text:p text:style-name="P1"><text:tab/>return "Less than 5";</text:p>
      <text:p text:style-name="P1"><text:tab/>} else if(val &lt; 10) {</text:p>
      <text:p text:style-name="P1"><text:tab/>return "Less than 10";</text:p>
      <text:p text:style-name="P1"><text:tab/>} else {</text:p>
      <text:p text:style-name="P1"><text:tab/>return "Greater than or equal to 10";</text:p>
      <text:p text:style-name="P1"><text:soft-page-break/><text:tab/>}</text:p>
      <text:p text:style-name="P3"><text:tab/>}</text:p>
      <text:p text:style-name="P38"><text:a xlink:type="simple" xlink:href="http://192.168.0.253:8000/learn/javascript-algorithms-and-data-structures/basic-javascript/chaining-if-else-statements" text:style-name="Internet_20_link" text:visited-style-name="Visited_20_Internet_20_Link"><text:span text:style-name="T10"/></text:a></text:p>
      <text:p text:style-name="P38"><draw:frame draw:style-name="fr1" draw:name="Frame71" text:anchor-type="char" svg:width="0.0161in" draw:z-index="70"><draw:text-box fo:min-height="0.0161in"><text:p text:style-name="Text_20_body">Passed</text:p></draw:text-box></draw:frame><text:a xlink:type="simple" xlink:href="http://192.168.0.253:8000/learn/javascript-algorithms-and-data-structures/basic-javascript/chaining-if-else-statements" text:style-name="Internet_20_link" text:visited-style-name="Visited_20_Internet_20_Link"><text:span text:style-name="T5">Chaining If Else Statements</text:span></text:a></text:p>
      <text:p text:style-name="P58"><text:tab/>function testSize(num) {</text:p>
      <text:p text:style-name="P1"><text:tab/>if(num &lt; 5) {</text:p>
      <text:p text:style-name="P1"><text:tab/>return "Tiny"</text:p>
      <text:p text:style-name="P1"><text:tab/>} else if(num &lt; 10) {</text:p>
      <text:p text:style-name="P1"><text:tab/>return "Small"</text:p>
      <text:p text:style-name="P1"><text:tab/>} else if(num &lt; 15) {</text:p>
      <text:p text:style-name="P1"><text:tab/>return "Medium"</text:p>
      <text:p text:style-name="P1"><text:tab/>} else if(num &lt; 20) {</text:p>
      <text:p text:style-name="P1"><text:tab/>return "Large"</text:p>
      <text:p text:style-name="P1"><text:tab/>} else {</text:p>
      <text:p text:style-name="P1"><text:tab/>return "Huge"</text:p>
      <text:p text:style-name="P1"><text:tab/>}</text:p>
      <text:p text:style-name="P4"><text:tab/>}</text:p>
      <text:p text:style-name="P34"/>
      <text:p text:style-name="P39"><draw:frame draw:style-name="fr1" draw:name="Frame72" text:anchor-type="char" svg:width="0.0161in" draw:z-index="71"><draw:text-box fo:min-height="0.0161in"><text:p text:style-name="Text_20_body">Passed</text:p></draw:text-box></draw:frame><text:a xlink:type="simple" xlink:href="http://192.168.0.253:8000/learn/javascript-algorithms-and-data-structures/basic-javascript/golf-code" text:style-name="Internet_20_link" text:visited-style-name="Visited_20_Internet_20_Link"><text:span text:style-name="T5">Golf Code</text:span></text:a></text:p>
      <text:p text:style-name="P58"><text:tab/>var names = ["Hole-in-one!", "Eagle", "Birdie", "Par", "Bogey", "Double Bogey", "Go Home!"];</text:p>
      <text:p text:style-name="P1"><text:tab/>function golfScore(par, strokes) {</text:p>
      <text:p text:style-name="P1"><text:tab/>if(strokes == 1) {</text:p>
      <text:p text:style-name="P1"><text:tab/>return names[0]</text:p>
      <text:p text:style-name="P1"><text:tab/>} else if(strokes &lt;= par - 2) {</text:p>
      <text:p text:style-name="P1"><text:tab/>return names[1]</text:p>
      <text:p text:style-name="P1"><text:tab/>} else if(strokes == par - 1) {</text:p>
      <text:p text:style-name="P1"><text:tab/>return names[2]</text:p>
      <text:p text:style-name="P1"><text:tab/>} else if(strokes == par) {</text:p>
      <text:p text:style-name="P1"><text:tab/>return names[3]</text:p>
      <text:p text:style-name="P1"><text:tab/>} else if(strokes == par + 1) {</text:p>
      <text:p text:style-name="P1"><text:tab/>return names[4]</text:p>
      <text:p text:style-name="P1"><text:tab/>} else if(strokes == par + 2) {</text:p>
      <text:p text:style-name="P1"><text:tab/>return names[5]</text:p>
      <text:p text:style-name="P1"><text:tab/>} else if(strokes &gt;= par + 3) {</text:p>
      <text:p text:style-name="P1"><text:tab/>return names[6]</text:p>
      <text:p text:style-name="P1"><text:tab/>}</text:p>
      <text:p text:style-name="P18"><text:tab/>}</text:p>
      <text:p text:style-name="P18"/>
      <text:p text:style-name="P20"><text:tab/>or</text:p>
      <text:p text:style-name="P20"/>
      <text:p text:style-name="P20"><text:tab/>const golfScore = (par, strokes) =&gt; (strokes == 1) &amp;&amp; "Hole-in-one!" || (strokes &lt;= <text:tab/>par - 2) &amp;&amp; "Eagle" || (strokes == par -1) &amp;&amp; "Birdie" || (strokes == par) &amp;&amp; "Par" <text:tab/>|| (strokes == par + 1) &amp;&amp; "Bogey" || (strokes == par + 2) &amp;&amp; "Double Bogey" || <text:tab/>(strokes &gt;= par + 3) &amp;&amp; "Go Home!";</text:p>
      <text:p text:style-name="P20"/>
      <text:p text:style-name="P40"><text:a xlink:type="simple" xlink:href="http://192.168.0.253:8000/learn/javascript-algorithms-and-data-structures/basic-javascript/selecting-from-many-options-with-switch-statements" text:style-name="Internet_20_link" text:visited-style-name="Visited_20_Internet_20_Link"><text:span text:style-name="T5"/></text:a></text:p>
      <text:p text:style-name="P40"><draw:frame draw:style-name="fr1" draw:name="Frame73" text:anchor-type="char" svg:width="0.0161in" draw:z-index="72"><draw:text-box fo:min-height="0.0161in"><text:p text:style-name="Text_20_body">Passed</text:p></draw:text-box></draw:frame><text:a xlink:type="simple" xlink:href="http://192.168.0.253:8000/learn/javascript-algorithms-and-data-structures/basic-javascript/selecting-from-many-options-with-switch-statements" text:style-name="Internet_20_link" text:visited-style-name="Visited_20_Internet_20_Link"><text:span text:style-name="T5">Selecting from Many Options with Switch Statements</text:span></text:a></text:p>
      <text:p text:style-name="P67"><text:soft-page-break/><text:tab/>function caseInSwitch(val) {</text:p>
      <text:p text:style-name="P1"><text:tab/>switch (val) {</text:p>
      <text:p text:style-name="P1"><text:tab/>case 1: return "alpha";</text:p>
      <text:p text:style-name="P1"><text:tab/>break;</text:p>
      <text:p text:style-name="P1"><text:tab/>case 2: return "beta";</text:p>
      <text:p text:style-name="P1"><text:tab/>break;</text:p>
      <text:p text:style-name="P1"><text:tab/>case 3: return "gamma";</text:p>
      <text:p text:style-name="P1"><text:tab/>break;</text:p>
      <text:p text:style-name="P1"><text:tab/>case 4: return "delta";</text:p>
      <text:p text:style-name="P1"><text:tab/>}</text:p>
      <text:p text:style-name="P1"><text:tab/>}</text:p>
      <text:p text:style-name="P36"/>
      <text:p text:style-name="P41"><draw:frame draw:style-name="fr1" draw:name="Frame74" text:anchor-type="char" svg:width="0.0161in" draw:z-index="73"><draw:text-box fo:min-height="0.0161in"><text:p text:style-name="Text_20_body">Passed</text:p></draw:text-box></draw:frame><text:a xlink:type="simple" xlink:href="http://192.168.0.253:8000/learn/javascript-algorithms-and-data-structures/basic-javascript/adding-a-default-option-in-switch-statements" text:style-name="Internet_20_link" text:visited-style-name="Visited_20_Internet_20_Link"><text:span text:style-name="T5">Adding a Default Option in Switch Statements</text:span></text:a></text:p>
      <text:p text:style-name="P58"><text:tab/>function switchOfStuff(val) {</text:p>
      <text:p text:style-name="P1"><text:tab/>var answer = "";</text:p>
      <text:p text:style-name="P1"><text:tab/>switch (val) {</text:p>
      <text:p text:style-name="P1"><text:tab/>case 'a': return 'apple';</text:p>
      <text:p text:style-name="P1"><text:tab/>break;</text:p>
      <text:p text:style-name="P1"><text:tab/>case "b": return "bird";</text:p>
      <text:p text:style-name="P1"><text:tab/>break;</text:p>
      <text:p text:style-name="P1"><text:tab/>case 'c': return 'cat';</text:p>
      <text:p text:style-name="P1"><text:tab/>break;</text:p>
      <text:p text:style-name="P1"><text:tab/>default: return 'stuff'</text:p>
      <text:p text:style-name="P1"><text:tab/>}</text:p>
      <text:p text:style-name="P1"><text:tab/>return answer;</text:p>
      <text:p text:style-name="P5"><text:tab/>}</text:p>
      <text:p text:style-name="P42"><text:a xlink:type="simple" xlink:href="http://192.168.0.253:8000/learn/javascript-algorithms-and-data-structures/basic-javascript/multiple-identical-options-in-switch-statements" text:style-name="Internet_20_link" text:visited-style-name="Visited_20_Internet_20_Link"><text:span text:style-name="T7"/></text:a></text:p>
      <text:p text:style-name="P42"><draw:frame draw:style-name="fr1" draw:name="Frame75" text:anchor-type="char" svg:width="0.0161in" draw:z-index="74"><draw:text-box fo:min-height="0.0161in"><text:p text:style-name="Text_20_body">Passed</text:p></draw:text-box></draw:frame><text:a xlink:type="simple" xlink:href="http://192.168.0.253:8000/learn/javascript-algorithms-and-data-structures/basic-javascript/multiple-identical-options-in-switch-statements" text:style-name="Internet_20_link" text:visited-style-name="Visited_20_Internet_20_Link"><text:span text:style-name="T5">Multiple Identical Options in Switch Statements</text:span></text:a></text:p>
      <text:p text:style-name="P58"><text:tab/>function sequentialSizes(val) {</text:p>
      <text:p text:style-name="P1"><text:tab/>switch(val) {</text:p>
      <text:p text:style-name="P1"><text:tab/>case 1: </text:p>
      <text:p text:style-name="P1"><text:tab/>case 2:</text:p>
      <text:p text:style-name="P1"><text:tab/>case 3:</text:p>
      <text:p text:style-name="P1"><text:tab/>return 'Low';</text:p>
      <text:p text:style-name="P1"><text:tab/>break;</text:p>
      <text:p text:style-name="P1"><text:tab/>case 4:</text:p>
      <text:p text:style-name="P1"><text:tab/>case 5:</text:p>
      <text:p text:style-name="P1"><text:tab/>case 6:</text:p>
      <text:p text:style-name="P1"><text:tab/>return 'Mid'</text:p>
      <text:p text:style-name="P1"><text:tab/>break;</text:p>
      <text:p text:style-name="P1"><text:tab/>case 7:</text:p>
      <text:p text:style-name="P1"><text:tab/>case 8:</text:p>
      <text:p text:style-name="P1"><text:tab/>case 9:</text:p>
      <text:p text:style-name="P1"><text:tab/>return "High"</text:p>
      <text:p text:style-name="P1"><text:tab/>}</text:p>
      <text:p text:style-name="P1"><text:tab/>return answer;</text:p>
      <text:p text:style-name="P1"><text:tab/>}</text:p>
      <text:p text:style-name="P30"><text:soft-page-break/></text:p>
      <text:p text:style-name="P69"><draw:frame draw:style-name="fr1" draw:name="Frame76" text:anchor-type="char" svg:width="0.0161in" draw:z-index="75"><draw:text-box fo:min-height="0.0161in"><text:p text:style-name="Text_20_body">Passed</text:p></draw:text-box></draw:frame><text:a xlink:type="simple" xlink:href="http://192.168.0.253:8000/learn/javascript-algorithms-and-data-structures/basic-javascript/replacing-if-else-chains-with-switch" text:style-name="Internet_20_link" text:visited-style-name="Visited_20_Internet_20_Link"><text:span text:style-name="T5">Replacing If Else Chains with Switch</text:span></text:a></text:p>
      <text:p text:style-name="P58"><text:tab/>function chainToSwitch(val) {</text:p>
      <text:p text:style-name="P1"><text:tab/>var answer = "";</text:p>
      <text:p text:style-name="P1"><text:tab/>switch(val) {</text:p>
      <text:p text:style-name="P1"><text:tab/>case 'bob': return "Marley";</text:p>
      <text:p text:style-name="P1"><text:tab/>break;</text:p>
      <text:p text:style-name="P1"><text:tab/>case 42: return 'The Answer';</text:p>
      <text:p text:style-name="P1"><text:tab/>break;</text:p>
      <text:p text:style-name="P1"><text:tab/>case 1: return "There is no #1";</text:p>
      <text:p text:style-name="P1"><text:tab/>break;</text:p>
      <text:p text:style-name="P1"><text:tab/>case 99: return "Missed me by this much!";</text:p>
      <text:p text:style-name="P1"><text:tab/>break;</text:p>
      <text:p text:style-name="P1"><text:tab/>case 7: return "Ate Nine"</text:p>
      <text:p text:style-name="P1"><text:tab/>}</text:p>
      <text:p text:style-name="P1"><text:tab/>return answer;</text:p>
      <text:p text:style-name="P1"><text:tab/>}</text:p>
      <text:p text:style-name="P1"/>
      <text:p text:style-name="P69"><draw:frame draw:style-name="fr1" draw:name="Frame77" text:anchor-type="char" svg:width="0.0161in" draw:z-index="76"><draw:text-box fo:min-height="0.0161in"><text:p text:style-name="Text_20_body">Passed</text:p></draw:text-box></draw:frame><text:a xlink:type="simple" xlink:href="http://192.168.0.253:8000/learn/javascript-algorithms-and-data-structures/basic-javascript/returning-boolean-values-from-functions" text:style-name="Internet_20_link" text:visited-style-name="Visited_20_Internet_20_Link"><text:span text:style-name="T5">Returning Boolean Values from Functions</text:span></text:a></text:p>
      <text:p text:style-name="P58"><text:tab/>function isLess(a, b) {</text:p>
      <text:p text:style-name="P1"><text:tab/>return a &lt; b;</text:p>
      <text:p text:style-name="P1"><text:tab/>}</text:p>
      <text:p text:style-name="P28"/>
      <text:p text:style-name="P69"><draw:frame draw:style-name="fr1" draw:name="Frame78" text:anchor-type="char" svg:width="0.0161in" draw:z-index="77"><draw:text-box fo:min-height="0.0161in"><text:p text:style-name="Text_20_body">Passed</text:p></draw:text-box></draw:frame><text:a xlink:type="simple" xlink:href="http://192.168.0.253:8000/learn/javascript-algorithms-and-data-structures/basic-javascript/return-early-pattern-for-functions" text:style-name="Internet_20_link" text:visited-style-name="Visited_20_Internet_20_Link"><text:span text:style-name="T5">Return Early Pattern for Functions</text:span></text:a></text:p>
      <text:p text:style-name="P67"><text:tab/>function abTest(a, b) {</text:p>
      <text:p text:style-name="P1"><text:tab/>if(a &lt; 0 || b &lt; 0) {</text:p>
      <text:p text:style-name="P1"><text:tab/>return undefined;</text:p>
      <text:p text:style-name="P1"><text:tab/>}</text:p>
      <text:p text:style-name="P1"><text:tab/>return Math.round(Math.pow(Math.sqrt(a) + Math.sqrt(b), 2));</text:p>
      <text:p text:style-name="P1"><text:tab/>}</text:p>
      <text:p text:style-name="P74"/>
      <text:p text:style-name="P69"><draw:frame draw:style-name="fr1" draw:name="Frame79" text:anchor-type="char" svg:width="0.0161in" draw:z-index="78"><draw:text-box fo:min-height="0.0161in"><text:p text:style-name="Text_20_body">Passed</text:p></draw:text-box></draw:frame><text:a xlink:type="simple" xlink:href="http://192.168.0.253:8000/learn/javascript-algorithms-and-data-structures/basic-javascript/counting-cards" text:style-name="Internet_20_link" text:visited-style-name="Visited_20_Internet_20_Link"><text:span text:style-name="T5">Counting Cards</text:span></text:a></text:p>
      <text:p text:style-name="P58"><text:tab/>var count = 0;</text:p>
      <text:p text:style-name="P1"><text:tab/>function cc(card) {</text:p>
      <text:p text:style-name="P1"><text:tab/>switch (card){</text:p>
      <text:p text:style-name="P1"><text:tab/>case 2:</text:p>
      <text:p text:style-name="P1"><text:tab/>case 3:</text:p>
      <text:p text:style-name="P1"><text:tab/>case 4:</text:p>
      <text:p text:style-name="P1"><text:tab/>case 5:</text:p>
      <text:p text:style-name="P1"><text:tab/>case 6:</text:p>
      <text:p text:style-name="P1"><text:tab/>count++;</text:p>
      <text:p text:style-name="P1"><text:tab/>break;</text:p>
      <text:p text:style-name="P1"><text:tab/>case 10:</text:p>
      <text:p text:style-name="P1"><text:tab/>case "J":</text:p>
      <text:p text:style-name="P1"><text:tab/>case 'Q':</text:p>
      <text:p text:style-name="P1"><text:tab/>case 'K':</text:p>
      <text:p text:style-name="P1"><text:soft-page-break/><text:tab/>case 'A':</text:p>
      <text:p text:style-name="P1"><text:tab/>count--;</text:p>
      <text:p text:style-name="P1"><text:tab/>break;</text:p>
      <text:p text:style-name="P1"><text:tab/>}</text:p>
      <text:p text:style-name="P1"><text:tab/>if (count &gt; 0){</text:p>
      <text:p text:style-name="P1"><text:tab/>return count + ' Bet';</text:p>
      <text:p text:style-name="P1"><text:tab/>}</text:p>
      <text:p text:style-name="P1"><text:tab/>if (count &lt;= 0){</text:p>
      <text:p text:style-name="P1"><text:tab/>return count + " Hold";</text:p>
      <text:p text:style-name="P1"><text:tab/>}</text:p>
      <text:p text:style-name="P19"><text:tab/>}</text:p>
      <text:p text:style-name="P19"/>
      <text:p text:style-name="P27">or</text:p>
      <text:p text:style-name="P21"/>
      <text:p text:style-name="P25">var count = 0;</text:p>
      <text:p text:style-name="P24">const cc = (card) =&gt; {</text:p>
      <text:p text:style-name="P24">(card &gt; 1 &amp;&amp; card &lt; 7) &amp;&amp; count++;</text:p>
      <text:p text:style-name="P24">(card == 10 || card == "J" || card == "Q" || card == "K" || card == "A") &amp;&amp; count--;</text:p>
      <text:p text:style-name="P24">return (count &gt; 0) &amp;&amp; count + " Bet" || count + " Hold"</text:p>
      <text:p text:style-name="P24">}</text:p>
      <text:p text:style-name="P21"/>
      <text:p text:style-name="P43"><text:a xlink:type="simple" xlink:href="http://192.168.0.253:8000/learn/javascript-algorithms-and-data-structures/basic-javascript/build-javascript-objects" text:style-name="Internet_20_link" text:visited-style-name="Visited_20_Internet_20_Link"><text:span text:style-name="T11"/></text:a></text:p>
      <text:p text:style-name="P43"><draw:frame draw:style-name="fr1" draw:name="Frame80" text:anchor-type="char" svg:width="0.0161in" draw:z-index="79"><draw:text-box fo:min-height="0.0161in"><text:p text:style-name="Text_20_body">Passed</text:p></draw:text-box></draw:frame><text:a xlink:type="simple" xlink:href="http://192.168.0.253:8000/learn/javascript-algorithms-and-data-structures/basic-javascript/build-javascript-objects" text:style-name="Internet_20_link" text:visited-style-name="Visited_20_Internet_20_Link"><text:span text:style-name="T5">Build JavaScript Objects</text:span></text:a></text:p>
      <text:p text:style-name="P58"><text:tab/>var myDog = {</text:p>
      <text:p text:style-name="P1"><text:tab/>"name": "Josh",</text:p>
      <text:p text:style-name="P1"><text:tab/>"legs": 4,</text:p>
      <text:p text:style-name="P1"><text:tab/>"tails": 1,</text:p>
      <text:p text:style-name="P1"><text:tab/>"friends": ['Will', 'Peterson']</text:p>
      <text:p text:style-name="P1"><text:tab/>};</text:p>
      <text:p text:style-name="P74"/>
      <text:p text:style-name="P69"><draw:frame draw:style-name="fr1" draw:name="Frame81" text:anchor-type="char" svg:width="0.0161in" draw:z-index="80"><draw:text-box fo:min-height="0.0161in"><text:p text:style-name="Text_20_body">Passed</text:p></draw:text-box></draw:frame><text:a xlink:type="simple" xlink:href="http://192.168.0.253:8000/learn/javascript-algorithms-and-data-structures/basic-javascript/accessing-object-properties-with-dot-notation" text:style-name="Internet_20_link" text:visited-style-name="Visited_20_Internet_20_Link"><text:span text:style-name="T5">Accessing Object Properties with Dot Notation</text:span></text:a></text:p>
      <text:p text:style-name="P58"><text:tab/>var hatValue = testObj.hat;</text:p>
      <text:p text:style-name="P1"><text:tab/>var shirtValue = testObj.shirt;</text:p>
      <text:p text:style-name="P69"><draw:frame draw:style-name="fr1" draw:name="Frame82" text:anchor-type="char" svg:width="0.0161in" draw:z-index="81"><draw:text-box fo:min-height="0.0161in"><text:p text:style-name="Text_20_body">Passed</text:p></draw:text-box></draw:frame><text:a xlink:type="simple" xlink:href="http://192.168.0.253:8000/learn/javascript-algorithms-and-data-structures/basic-javascript/accessing-object-properties-with-bracket-notation" text:style-name="Internet_20_link" text:visited-style-name="Visited_20_Internet_20_Link"><text:span text:style-name="T5">Accessing Object Properties with Bracket Notation</text:span></text:a></text:p>
      <text:p text:style-name="P58"><text:tab/>var entreeValue = testObj["an entree"];</text:p>
      <text:p text:style-name="P1"><text:tab/>var drinkValue = testObj["the drink"];</text:p>
      <text:p text:style-name="P1"/>
      <text:p text:style-name="P69"><draw:frame draw:style-name="fr1" draw:name="Frame83" text:anchor-type="char" svg:width="0.0161in" draw:z-index="82"><draw:text-box fo:min-height="0.0161in"><text:p text:style-name="Text_20_body">Passed</text:p></draw:text-box></draw:frame><text:a xlink:type="simple" xlink:href="http://192.168.0.253:8000/learn/javascript-algorithms-and-data-structures/basic-javascript/accessing-object-properties-with-variables" text:style-name="Internet_20_link" text:visited-style-name="Visited_20_Internet_20_Link"><text:span text:style-name="T5">Accessing Object Properties with Variables</text:span></text:a></text:p>
      <text:p text:style-name="P58"><text:tab/>var playerNumber = 16;</text:p>
      <text:p text:style-name="P8"><text:tab/>var player = testObj[playerNumber];</text:p>
      <text:p text:style-name="P49"><text:a xlink:type="simple" xlink:href="http://192.168.0.253:8000/learn/javascript-algorithms-and-data-structures/basic-javascript/updating-object-properties" text:style-name="Internet_20_link" text:visited-style-name="Visited_20_Internet_20_Link"><text:span text:style-name="T7"/></text:a></text:p>
      <text:p text:style-name="P49"><draw:frame draw:style-name="fr1" draw:name="Frame84" text:anchor-type="char" svg:width="0.0161in" draw:z-index="83"><draw:text-box fo:min-height="0.0161in"><text:p text:style-name="Text_20_body">Passed</text:p></draw:text-box></draw:frame><text:a xlink:type="simple" xlink:href="http://192.168.0.253:8000/learn/javascript-algorithms-and-data-structures/basic-javascript/updating-object-properties" text:style-name="Internet_20_link" text:visited-style-name="Visited_20_Internet_20_Link"><text:span text:style-name="T5">Updating Object Properties</text:span></text:a></text:p>
      <text:p text:style-name="P58"><text:tab/>myDog.name = "Happy Coder";</text:p>
      <text:p text:style-name="P58"/>
      <text:p text:style-name="P69"><draw:frame draw:style-name="fr1" draw:name="Frame85" text:anchor-type="char" svg:width="0.0161in" draw:z-index="84"><draw:text-box fo:min-height="0.0161in"><text:p text:style-name="Text_20_body">Passed</text:p></draw:text-box></draw:frame><text:a xlink:type="simple" xlink:href="http://192.168.0.253:8000/learn/javascript-algorithms-and-data-structures/basic-javascript/add-new-properties-to-a-javascript-object" text:style-name="Internet_20_link" text:visited-style-name="Visited_20_Internet_20_Link"><text:span text:style-name="T5">Add New Properties to a JavaScript Object</text:span></text:a></text:p>
      <text:p text:style-name="P58"><text:tab/>myDog.bark = "bark";</text:p>
      <text:p text:style-name="P58"/>
      <text:p text:style-name="P69"><draw:frame draw:style-name="fr1" draw:name="Frame86" text:anchor-type="char" svg:width="0.0161in" draw:z-index="85"><draw:text-box fo:min-height="0.0161in"><text:p text:style-name="Text_20_body">Passed</text:p></draw:text-box></draw:frame><text:soft-page-break/><text:a xlink:type="simple" xlink:href="http://192.168.0.253:8000/learn/javascript-algorithms-and-data-structures/basic-javascript/delete-properties-from-a-javascript-object" text:style-name="Internet_20_link" text:visited-style-name="Visited_20_Internet_20_Link"><text:span text:style-name="T5">Delete Properties from a JavaScript Object</text:span></text:a></text:p>
      <text:p text:style-name="P58"><text:tab/>delete myDog.tails;</text:p>
      <text:p text:style-name="P58"/>
      <text:p text:style-name="P69"><draw:frame draw:style-name="fr1" draw:name="Frame87" text:anchor-type="char" svg:width="0.0161in" draw:z-index="86"><draw:text-box fo:min-height="0.0161in"><text:p text:style-name="Text_20_body">Passed</text:p></draw:text-box></draw:frame><text:a xlink:type="simple" xlink:href="http://192.168.0.253:8000/learn/javascript-algorithms-and-data-structures/basic-javascript/using-objects-for-lookups" text:style-name="Internet_20_link" text:visited-style-name="Visited_20_Internet_20_Link"><text:span text:style-name="T5">Using Objects for Lookups</text:span></text:a></text:p>
      <text:p text:style-name="P58"><text:tab/>function phoneticLookup(val) {</text:p>
      <text:p text:style-name="P1"><text:tab/>var result = "";</text:p>
      <text:p text:style-name="P1"><text:tab/>let lookup = {</text:p>
      <text:p text:style-name="P1"><text:tab/>"alpha": "Adams",</text:p>
      <text:p text:style-name="P1"><text:tab/>"bravo": "Boston",</text:p>
      <text:p text:style-name="P1"><text:tab/>"charlie": "Chicago",</text:p>
      <text:p text:style-name="P1"><text:tab/>"delta": "Denver",</text:p>
      <text:p text:style-name="P1"><text:tab/>"echo": "Easy",</text:p>
      <text:p text:style-name="P1"><text:tab/>"foxtrot": "Frank"</text:p>
      <text:p text:style-name="P1"><text:tab/>}</text:p>
      <text:p text:style-name="P1"><text:tab/>result = lookup[val]</text:p>
      <text:p text:style-name="P1"><text:tab/>return result;</text:p>
      <text:p text:style-name="P9"><text:tab/>}</text:p>
      <text:p text:style-name="P35"/>
      <text:p text:style-name="P50"><draw:frame draw:style-name="fr1" draw:name="Frame88" text:anchor-type="char" svg:width="0.0161in" draw:z-index="87"><draw:text-box fo:min-height="0.0161in"><text:p text:style-name="Text_20_body">Passed</text:p></draw:text-box></draw:frame><text:a xlink:type="simple" xlink:href="http://192.168.0.253:8000/learn/javascript-algorithms-and-data-structures/basic-javascript/testing-objects-for-properties" text:style-name="Internet_20_link" text:visited-style-name="Visited_20_Internet_20_Link"><text:span text:style-name="T5">Testing Objects for Properties</text:span></text:a></text:p>
      <text:p text:style-name="P58"><text:tab/>var myObj = {</text:p>
      <text:p text:style-name="P1"><text:tab/>gift: "pony",</text:p>
      <text:p text:style-name="P1"><text:tab/>pet: "kitten",</text:p>
      <text:p text:style-name="P1"><text:tab/>bed: "sleigh"</text:p>
      <text:p text:style-name="P1"><text:tab/>};</text:p>
      <text:p text:style-name="P28"><text:tab/></text:p>
      <text:p text:style-name="P1"><text:tab/>function checkObj(prop) {</text:p>
      <text:p text:style-name="P1"><text:tab/>if(prop == "gift") {</text:p>
      <text:p text:style-name="P1"><text:tab/>return myObj.gift</text:p>
      <text:p text:style-name="P1"><text:tab/>} else if(prop == "pet") {</text:p>
      <text:p text:style-name="P1"><text:tab/>return myObj.pet</text:p>
      <text:p text:style-name="P1"><text:tab/>} else if(prop == "bed") {</text:p>
      <text:p text:style-name="P1"><text:tab/>return myObj.bed</text:p>
      <text:p text:style-name="P13"><text:tab/>}</text:p>
      <text:p text:style-name="P13"><text:tab/>return "Not Found";</text:p>
      <text:p text:style-name="P1"><text:tab/>}</text:p>
      <text:p text:style-name="P1"/>
      <text:p text:style-name="P69"><draw:frame draw:style-name="fr1" draw:name="Frame89" text:anchor-type="char" svg:width="0.0161in" draw:z-index="88"><draw:text-box fo:min-height="0.0161in"><text:p text:style-name="Text_20_body">Passed</text:p></draw:text-box></draw:frame><text:a xlink:type="simple" xlink:href="http://192.168.0.253:8000/learn/javascript-algorithms-and-data-structures/basic-javascript/manipulating-complex-objects" text:style-name="Internet_20_link" text:visited-style-name="Visited_20_Internet_20_Link"><text:span text:style-name="T5">Manipulating Complex Objects</text:span></text:a></text:p>
      <text:p text:style-name="P61"><text:tab/>var myMusic = [</text:p>
      <text:p text:style-name="P16"><text:tab/>{</text:p>
      <text:p text:style-name="P17"><text:tab/>"artist": "Billy Joel",</text:p>
      <text:p text:style-name="P17"><text:tab/>"title": "Piano Man",</text:p>
      <text:p text:style-name="P17"><text:tab/>"release_year": 1973,</text:p>
      <text:p text:style-name="P17"><text:tab/>"formats": [</text:p>
      <text:p text:style-name="P17"><text:tab/>"CD",</text:p>
      <text:p text:style-name="P17"><text:tab/>"8T",</text:p>
      <text:p text:style-name="P17"><text:tab/>"LP"</text:p>
      <text:p text:style-name="P17"><text:tab/>],</text:p>
      <text:p text:style-name="P17"><text:soft-page-break/><text:tab/>"gold": true</text:p>
      <text:p text:style-name="P17"><text:tab/>},</text:p>
      <text:p text:style-name="P17"><text:tab/>{</text:p>
      <text:p text:style-name="P17"><text:tab/>"artist": "Billy Joel",</text:p>
      <text:p text:style-name="P17"><text:tab/>"title": "Piano Man",</text:p>
      <text:p text:style-name="P17"><text:tab/>"release_year": 1973,</text:p>
      <text:p text:style-name="P17"><text:tab/>"formats": [</text:p>
      <text:p text:style-name="P17"><text:tab/>"CD",</text:p>
      <text:p text:style-name="P17"><text:tab/>"8T",</text:p>
      <text:p text:style-name="P17"><text:tab/>"LP"</text:p>
      <text:p text:style-name="P17"><text:tab/>],</text:p>
      <text:p text:style-name="P17"><text:tab/>"gold": true</text:p>
      <text:p text:style-name="P17"><text:tab/>}</text:p>
      <text:p text:style-name="P17"><text:tab/>];</text:p>
      <text:p text:style-name="P75"/>
      <text:p text:style-name="P69"><draw:frame draw:style-name="fr1" draw:name="Frame90" text:anchor-type="char" svg:width="0.0161in" draw:z-index="89"><draw:text-box fo:min-height="0.0161in"><text:p text:style-name="Text_20_body">Passed</text:p></draw:text-box></draw:frame><text:a xlink:type="simple" xlink:href="http://192.168.0.253:8000/learn/javascript-algorithms-and-data-structures/basic-javascript/accessing-nested-objects" text:style-name="Internet_20_link" text:visited-style-name="Visited_20_Internet_20_Link"><text:span text:style-name="T5">Accessing Nested Objects</text:span></text:a></text:p>
      <text:p text:style-name="P58"><text:tab/>var myStorage = {</text:p>
      <text:p text:style-name="P1"><text:tab/>"car": {</text:p>
      <text:p text:style-name="P1"><text:tab/>"inside": {</text:p>
      <text:p text:style-name="P1"><text:tab/>"glove box": "maps",</text:p>
      <text:p text:style-name="P1"><text:tab/>"passenger seat": "crumbs"</text:p>
      <text:p text:style-name="P1"><text:tab/>},</text:p>
      <text:p text:style-name="P1"><text:tab/>"outside": {</text:p>
      <text:p text:style-name="P1"><text:tab/>"trunk": "jack"</text:p>
      <text:p text:style-name="P1"><text:tab/>}</text:p>
      <text:p text:style-name="P1"><text:tab/>}</text:p>
      <text:p text:style-name="P1"><text:tab/>};</text:p>
      <text:p text:style-name="P1"><text:tab/>var gloveBoxContents = myStorage.car.inside['glove box']</text:p>
      <text:p text:style-name="P26"/>
      <text:p text:style-name="P69"><draw:frame draw:style-name="fr1" draw:name="Frame91" text:anchor-type="char" svg:width="0.0161in" draw:z-index="90"><draw:text-box fo:min-height="0.0161in"><text:p text:style-name="Text_20_body">Passed</text:p></draw:text-box></draw:frame><text:a xlink:type="simple" xlink:href="http://192.168.0.253:8000/learn/javascript-algorithms-and-data-structures/basic-javascript/accessing-nested-arrays" text:style-name="Internet_20_link" text:visited-style-name="Visited_20_Internet_20_Link"><text:span text:style-name="T5">Accessing Nested Arrays</text:span></text:a></text:p>
      <text:p text:style-name="P60"><text:tab/>var secondTree = myPlants[1].list[1];</text:p>
      <text:p text:style-name="P68"><text:a xlink:type="simple" xlink:href="http://192.168.0.253:8000/learn/javascript-algorithms-and-data-structures/basic-javascript/record-collection" text:style-name="Internet_20_link" text:visited-style-name="Visited_20_Internet_20_Link"><text:span text:style-name="T5"/></text:a></text:p>
      <text:p text:style-name="P68"><draw:frame draw:style-name="fr1" draw:name="Frame92" text:anchor-type="char" svg:width="0.0161in" draw:z-index="91"><draw:text-box fo:min-height="0.0161in"><text:p text:style-name="Text_20_body">Passed</text:p></draw:text-box></draw:frame><text:a xlink:type="simple" xlink:href="http://192.168.0.253:8000/learn/javascript-algorithms-and-data-structures/basic-javascript/record-collection" text:style-name="Internet_20_link" text:visited-style-name="Visited_20_Internet_20_Link"><text:span text:style-name="T5">Record Collection</text:span></text:a></text:p>
      <text:p text:style-name="P67"><text:tab/>function updateRecords(id, prop, value) {</text:p>
      <text:p text:style-name="P1"><text:tab/>if(value == "") {</text:p>
      <text:p text:style-name="P1"><text:tab/>delete collection[id][prop]</text:p>
      <text:p text:style-name="P1"><text:tab/>}</text:p>
      <text:p text:style-name="P1"><text:tab/>if(prop == "tracks" &amp;&amp; value !==""){</text:p>
      <text:p text:style-name="P1"><text:tab/>collection[id][prop] = collection[id][prop] || [];</text:p>
      <text:p text:style-name="P1"><text:tab/>collection[id][prop].push(value)</text:p>
      <text:p text:style-name="P1"><text:tab/>}</text:p>
      <text:p text:style-name="P1"><text:tab/>if(prop !== "tracks" &amp;&amp; value !== ""){</text:p>
      <text:p text:style-name="P1"><text:tab/>collection[id][prop] = value</text:p>
      <text:p text:style-name="P1"><text:tab/>}</text:p>
      <text:p text:style-name="P1"><text:tab/>return collection;</text:p>
      <text:p text:style-name="P1"><text:tab/>}</text:p>
      <text:p text:style-name="P36"><text:soft-page-break/></text:p>
      <text:p text:style-name="P69"><draw:frame draw:style-name="fr1" draw:name="Frame93" text:anchor-type="char" svg:width="0.0161in" draw:z-index="92"><draw:text-box fo:min-height="0.0161in"><text:p text:style-name="Text_20_body">Passed</text:p></draw:text-box></draw:frame><text:a xlink:type="simple" xlink:href="http://192.168.0.253:8000/learn/javascript-algorithms-and-data-structures/basic-javascript/iterate-with-javascript-while-loops" text:style-name="Internet_20_link" text:visited-style-name="Visited_20_Internet_20_Link"><text:span text:style-name="T5">Iterate with JavaScript While Loops</text:span></text:a></text:p>
      <text:p text:style-name="P58"><text:tab/>let i = 0;</text:p>
      <text:p text:style-name="P1"><text:tab/>while(i &gt;= 0 &amp;&amp; i &lt; 5) {</text:p>
      <text:p text:style-name="P1"><text:tab/>myArray.push(i);</text:p>
      <text:p text:style-name="P1"><text:tab/>i++;</text:p>
      <text:p text:style-name="P10"><text:tab/>}</text:p>
      <text:p text:style-name="P51"><text:a xlink:type="simple" xlink:href="http://192.168.0.253:8000/learn/javascript-algorithms-and-data-structures/basic-javascript/iterate-with-javascript-for-loops" text:style-name="Internet_20_link" text:visited-style-name="Visited_20_Internet_20_Link"><text:span text:style-name="T5"/></text:a></text:p>
      <text:p text:style-name="P51"><draw:frame draw:style-name="fr1" draw:name="Frame94" text:anchor-type="char" svg:width="0.0161in" draw:z-index="93"><draw:text-box fo:min-height="0.0161in"><text:p text:style-name="Text_20_body">Passed</text:p></draw:text-box></draw:frame><text:a xlink:type="simple" xlink:href="http://192.168.0.253:8000/learn/javascript-algorithms-and-data-structures/basic-javascript/iterate-with-javascript-for-loops" text:style-name="Internet_20_link" text:visited-style-name="Visited_20_Internet_20_Link"><text:span text:style-name="T5">Iterate with JavaScript For Loops</text:span></text:a></text:p>
      <text:p text:style-name="P58"><text:tab/>var myArray = [];</text:p>
      <text:p text:style-name="P1"><text:tab/>for(let i = 1; i &lt; 6; i++) {</text:p>
      <text:p text:style-name="P1"><text:tab/>myArray.push(i);</text:p>
      <text:p text:style-name="P10"><text:tab/>}</text:p>
      <text:p text:style-name="P51"><text:a xlink:type="simple" xlink:href="http://192.168.0.253:8000/learn/javascript-algorithms-and-data-structures/basic-javascript/iterate-odd-numbers-with-a-for-loop" text:style-name="Internet_20_link" text:visited-style-name="Visited_20_Internet_20_Link"><text:span text:style-name="T7"/></text:a></text:p>
      <text:p text:style-name="P51"><draw:frame draw:style-name="fr1" draw:name="Frame95" text:anchor-type="char" svg:width="0.0161in" draw:z-index="94"><draw:text-box fo:min-height="0.0161in"><text:p text:style-name="Text_20_body">Passed</text:p></draw:text-box></draw:frame><text:a xlink:type="simple" xlink:href="http://192.168.0.253:8000/learn/javascript-algorithms-and-data-structures/basic-javascript/iterate-odd-numbers-with-a-for-loop" text:style-name="Internet_20_link" text:visited-style-name="Visited_20_Internet_20_Link"><text:span text:style-name="T5">Iterate Odd Numbers With a For Loop</text:span></text:a></text:p>
      <text:p text:style-name="P58"><text:tab/>var myArray = [];</text:p>
      <text:p text:style-name="P1"><text:tab/>for(let i = 1; i &lt; 10; i += 2) {</text:p>
      <text:p text:style-name="P1"><text:tab/>myArray.push(i);</text:p>
      <text:p text:style-name="P10"><text:tab/>}</text:p>
      <text:p text:style-name="P51"><text:a xlink:type="simple" xlink:href="http://192.168.0.253:8000/learn/javascript-algorithms-and-data-structures/basic-javascript/count-backwards-with-a-for-loop" text:style-name="Internet_20_link" text:visited-style-name="Visited_20_Internet_20_Link"><text:span text:style-name="T7"/></text:a></text:p>
      <text:p text:style-name="P51"><draw:frame draw:style-name="fr1" draw:name="Frame96" text:anchor-type="char" svg:width="0.0161in" draw:z-index="95"><draw:text-box fo:min-height="0.0161in"><text:p text:style-name="Text_20_body">Passed</text:p></draw:text-box></draw:frame><text:a xlink:type="simple" xlink:href="http://192.168.0.253:8000/learn/javascript-algorithms-and-data-structures/basic-javascript/count-backwards-with-a-for-loop" text:style-name="Internet_20_link" text:visited-style-name="Visited_20_Internet_20_Link"><text:span text:style-name="T5">Count Backwards With a For Loop</text:span></text:a></text:p>
      <text:p text:style-name="P58"><text:tab/>for (var i = 9; i &gt; 0; i -= 2) {</text:p>
      <text:p text:style-name="P1"><text:tab/>myArray.push(i);</text:p>
      <text:p text:style-name="P11"><text:tab/>}</text:p>
      <text:p text:style-name="P47"><text:a xlink:type="simple" xlink:href="http://192.168.0.253:8000/learn/javascript-algorithms-and-data-structures/basic-javascript/iterate-through-an-array-with-a-for-loop" text:style-name="Internet_20_link" text:visited-style-name="Visited_20_Internet_20_Link"><text:span text:style-name="T5"/></text:a></text:p>
      <text:p text:style-name="P47"><draw:frame draw:style-name="fr1" draw:name="Frame97" text:anchor-type="char" svg:width="0.0161in" draw:z-index="96"><draw:text-box fo:min-height="0.0161in"><text:p text:style-name="Text_20_body">Passed</text:p></draw:text-box></draw:frame><text:a xlink:type="simple" xlink:href="http://192.168.0.253:8000/learn/javascript-algorithms-and-data-structures/basic-javascript/iterate-through-an-array-with-a-for-loop" text:style-name="Internet_20_link" text:visited-style-name="Visited_20_Internet_20_Link"><text:span text:style-name="T5">Iterate Through an Array with a For Loop</text:span></text:a></text:p>
      <text:p text:style-name="P58"><text:tab/>var myArr = [ 2, 3, 4, 5, 6];</text:p>
      <text:p text:style-name="P1"><text:tab/>let total = 0;</text:p>
      <text:p text:style-name="P1"><text:tab/>for(let i = 0; i &lt; myArr.length; i++){</text:p>
      <text:p text:style-name="P1"><text:tab/>total += myArr[i];</text:p>
      <text:p text:style-name="P14"><text:tab/>}</text:p>
      <text:p text:style-name="P33"/>
      <text:p text:style-name="P53"><draw:frame draw:style-name="fr1" draw:name="Frame98" text:anchor-type="char" svg:width="0.0161in" draw:z-index="97"><draw:text-box fo:min-height="0.0161in"><text:p text:style-name="Text_20_body">Passed</text:p></draw:text-box></draw:frame><text:a xlink:type="simple" xlink:href="http://192.168.0.253:8000/learn/javascript-algorithms-and-data-structures/basic-javascript/nesting-for-loops" text:style-name="Internet_20_link" text:visited-style-name="Visited_20_Internet_20_Link"><text:span text:style-name="T5">Nesting For Loops</text:span></text:a></text:p>
      <text:p text:style-name="P66"><text:tab/>function multiplyAll(arr) {</text:p>
      <text:p text:style-name="P24"><text:tab/>var product = 1;</text:p>
      <text:p text:style-name="P24"><text:tab/>for(let i = 0; i &lt; arr.length; i++) {</text:p>
      <text:p text:style-name="P24"><text:tab/>for(let j = 0; j &lt; arr[i].length; j++) {</text:p>
      <text:p text:style-name="P24"><text:tab/>product = product * arr[i][j]</text:p>
      <text:p text:style-name="P24"><text:tab/>}</text:p>
      <text:p text:style-name="P24"><text:tab/>}</text:p>
      <text:p text:style-name="P24"><text:tab/>return product;</text:p>
      <text:p text:style-name="P24"><text:tab/>}</text:p>
      <text:p text:style-name="P24"/>
      <text:p text:style-name="P69"><draw:frame draw:style-name="fr1" draw:name="Frame99" text:anchor-type="char" svg:width="0.0161in" draw:z-index="98"><draw:text-box fo:min-height="0.0161in"><text:p text:style-name="Text_20_body">Passed</text:p></draw:text-box></draw:frame><text:a xlink:type="simple" xlink:href="http://192.168.0.253:8000/learn/javascript-algorithms-and-data-structures/basic-javascript/iterate-with-javascript-do...while-loops" text:style-name="Internet_20_link" text:visited-style-name="Visited_20_Internet_20_Link"><text:span text:style-name="T5">Iterate with JavaScript Do...While Loops</text:span></text:a></text:p>
      <text:p text:style-name="P58"><text:tab/>var myArray = [];</text:p>
      <text:p text:style-name="P1"><text:tab/>var i = 10;</text:p>
      <text:p text:style-name="P1"><text:soft-page-break/><text:tab/>do {</text:p>
      <text:p text:style-name="P1"><text:tab/>myArray.push(i);</text:p>
      <text:p text:style-name="P1"><text:tab/>i++;</text:p>
      <text:p text:style-name="P1"><text:tab/>} while (i &lt; 5);</text:p>
      <text:p text:style-name="P36"/>
      <text:p text:style-name="P69"><draw:frame draw:style-name="fr1" draw:name="Frame100" text:anchor-type="char" svg:width="0.0161in" draw:z-index="99"><draw:text-box fo:min-height="0.0161in"><text:p text:style-name="Text_20_body">Passed</text:p></draw:text-box></draw:frame><text:a xlink:type="simple" xlink:href="http://192.168.0.253:8000/learn/javascript-algorithms-and-data-structures/basic-javascript/replace-loops-using-recursion" text:style-name="Internet_20_link" text:visited-style-name="Visited_20_Internet_20_Link"><text:span text:style-name="T5">Replace Loops using Recursion</text:span></text:a></text:p>
      <text:p text:style-name="P58"><text:tab/>function sum(arr, n) {</text:p>
      <text:p text:style-name="P1"><text:tab/>if (n &lt;= 0) {</text:p>
      <text:p text:style-name="P1"><text:tab/>return arr[0];</text:p>
      <text:p text:style-name="P1"><text:tab/>} else {</text:p>
      <text:p text:style-name="P1"><text:tab/>return sum(arr, n - 1) + arr[n];</text:p>
      <text:p text:style-name="P1"><text:tab/>}</text:p>
      <text:p text:style-name="P15"><text:tab/>}</text:p>
      <text:p text:style-name="P52"><text:a xlink:type="simple" xlink:href="http://192.168.0.253:8000/learn/javascript-algorithms-and-data-structures/basic-javascript/profile-lookup" text:style-name="Internet_20_link" text:visited-style-name="Visited_20_Internet_20_Link"><text:span text:style-name="T5"/></text:a></text:p>
      <text:p text:style-name="P52"><draw:frame draw:style-name="fr1" draw:name="Frame101" text:anchor-type="char" svg:width="0.0161in" draw:z-index="100"><draw:text-box fo:min-height="0.0161in"><text:p text:style-name="Text_20_body">Passed</text:p></draw:text-box></draw:frame><text:a xlink:type="simple" xlink:href="http://192.168.0.253:8000/learn/javascript-algorithms-and-data-structures/basic-javascript/profile-lookup" text:style-name="Internet_20_link" text:visited-style-name="Visited_20_Internet_20_Link"><text:span text:style-name="T5">Profile Lookup</text:span></text:a></text:p>
      <text:p text:style-name="P58"><text:tab/>function lookUpProfile(name, prop){</text:p>
      <text:p text:style-name="P1"><text:tab/>for(let i = 0; i &lt; contacts.length; i++) {</text:p>
      <text:p text:style-name="P1"><text:tab/>if(contacts[i].firstName === name) {</text:p>
      <text:p text:style-name="P1"><text:tab/>return contacts[i][prop] || 'No such property'</text:p>
      <text:p text:style-name="P1"><text:tab/>}</text:p>
      <text:p text:style-name="P1"><text:tab/>}</text:p>
      <text:p text:style-name="P1"><text:tab/>return 'No such contact'</text:p>
      <text:p text:style-name="P70"><text:span text:style-name="T7"><text:tab/></text:span><text:span text:style-name="T8">}</text:span></text:p>
      <text:p text:style-name="P70"><text:a xlink:type="simple" xlink:href="http://192.168.0.253:8000/learn/javascript-algorithms-and-data-structures/basic-javascript/generate-random-fractions-with-javascript" text:style-name="Internet_20_link" text:visited-style-name="Visited_20_Internet_20_Link"><text:span text:style-name="T8"/></text:a></text:p>
      <text:p text:style-name="P70"><draw:frame draw:style-name="fr1" draw:name="Frame102" text:anchor-type="char" svg:width="0.0161in" draw:z-index="101"><draw:text-box fo:min-height="0.0161in"><text:p text:style-name="Text_20_body">Passed</text:p></draw:text-box></draw:frame><text:a xlink:type="simple" xlink:href="http://192.168.0.253:8000/learn/javascript-algorithms-and-data-structures/basic-javascript/generate-random-fractions-with-javascript" text:style-name="Internet_20_link" text:visited-style-name="Visited_20_Internet_20_Link"><text:span text:style-name="T5">Generate Random Fractions with JavaScript</text:span></text:a></text:p>
      <text:p text:style-name="P58"><text:tab/>function randomFraction() {</text:p>
      <text:p text:style-name="P1"><text:tab/>return Math.random();</text:p>
      <text:p text:style-name="P12"><text:tab/>}</text:p>
      <text:p text:style-name="P32"/>
      <text:p text:style-name="P46"><draw:frame draw:style-name="fr1" draw:name="Frame103" text:anchor-type="char" svg:width="0.0161in" draw:z-index="102"><draw:text-box fo:min-height="0.0161in"><text:p text:style-name="Text_20_body">Passed</text:p></draw:text-box></draw:frame><text:a xlink:type="simple" xlink:href="http://192.168.0.253:8000/learn/javascript-algorithms-and-data-structures/basic-javascript/generate-random-whole-numbers-with-javascript" text:style-name="Internet_20_link" text:visited-style-name="Visited_20_Internet_20_Link"><text:span text:style-name="T5">Generate Random Whole Numbers with JavaScript</text:span></text:a></text:p>
      <text:p text:style-name="P58"><text:tab/>var randomNumberBetween0and19 = Math.floor(Math.random() * 20);</text:p>
      <text:p text:style-name="P1"><text:tab/>function randomWholeNum() {</text:p>
      <text:p text:style-name="P1"><text:tab/>return Math.floor(Math.random() * 10);</text:p>
      <text:p text:style-name="P12"><text:tab/>}</text:p>
      <text:p text:style-name="P46"/>
      <text:p text:style-name="P46"><draw:frame draw:style-name="fr1" draw:name="Frame104" text:anchor-type="char" svg:width="0.0161in" draw:z-index="103"><draw:text-box fo:min-height="0.0161in"><text:p text:style-name="Text_20_body">Passed</text:p></draw:text-box></draw:frame><text:a xlink:type="simple" xlink:href="http://192.168.0.253:8000/learn/javascript-algorithms-and-data-structures/basic-javascript/generate-random-whole-numbers-within-a-range" text:style-name="Internet_20_link" text:visited-style-name="Visited_20_Internet_20_Link"><text:span text:style-name="T5">Generate Random Whole Numbers within a Range</text:span></text:a></text:p>
      <text:p text:style-name="P58"><text:tab/>function randomRange(myMin, myMax) {</text:p>
      <text:p text:style-name="P1"><text:tab/>return Math.floor(Math.random() * (myMax - myMin + 1)) + myMin</text:p>
      <text:p text:style-name="P12"><text:tab/>}</text:p>
      <text:p text:style-name="P32"/>
      <text:p text:style-name="P46"><draw:frame draw:style-name="fr1" draw:name="Frame105" text:anchor-type="char" svg:width="0.0161in" draw:z-index="104"><draw:text-box fo:min-height="0.0161in"><text:p text:style-name="Text_20_body">Passed</text:p></draw:text-box></draw:frame><text:a xlink:type="simple" xlink:href="http://192.168.0.253:8000/learn/javascript-algorithms-and-data-structures/basic-javascript/use-the-parseint-function" text:style-name="Internet_20_link" text:visited-style-name="Visited_20_Internet_20_Link"><text:span text:style-name="T5">Use the parseInt Function</text:span></text:a></text:p>
      <text:p text:style-name="P58"><text:tab/>function convertToInteger(str) {</text:p>
      <text:p text:style-name="P1"><text:tab/>let a = parseInt(str);</text:p>
      <text:p text:style-name="P1"><text:tab/>return a</text:p>
      <text:p text:style-name="P1"><text:tab/>}</text:p>
      <text:p text:style-name="P1"><text:tab/>convertToInteger("56");</text:p>
      <text:p text:style-name="P1"/>
      <text:p text:style-name="P69"><draw:frame draw:style-name="fr1" draw:name="Frame106" text:anchor-type="char" svg:width="0.0161in" draw:z-index="105"><draw:text-box fo:min-height="0.0161in"><text:p text:style-name="Text_20_body">Passed</text:p></draw:text-box></draw:frame><text:soft-page-break/><text:a xlink:type="simple" xlink:href="http://192.168.0.253:8000/learn/javascript-algorithms-and-data-structures/basic-javascript/use-the-parseint-function-with-a-radix" text:style-name="Internet_20_link" text:visited-style-name="Visited_20_Internet_20_Link"><text:span text:style-name="T5">Use the parseInt Function with a Radix</text:span></text:a></text:p>
      <text:p text:style-name="P58"><text:tab/>function convertToInteger(str) {</text:p>
      <text:p text:style-name="P1"><text:tab/>let a = parseInt(str, 2)</text:p>
      <text:p text:style-name="P1"><text:tab/>return a;</text:p>
      <text:p text:style-name="P1"><text:tab/>}</text:p>
      <text:p text:style-name="P6"><text:tab/>convertToInteger("10011");</text:p>
      <text:p text:style-name="P44"><text:a xlink:type="simple" xlink:href="http://192.168.0.253:8000/learn/javascript-algorithms-and-data-structures/basic-javascript/use-the-conditional-ternary-operator" text:style-name="Internet_20_link" text:visited-style-name="Visited_20_Internet_20_Link"><text:span text:style-name="T7"/></text:a></text:p>
      <text:p text:style-name="P44"><draw:frame draw:style-name="fr1" draw:name="Frame107" text:anchor-type="char" svg:width="0.0161in" draw:z-index="106"><draw:text-box fo:min-height="0.0161in"><text:p text:style-name="Text_20_body">Passed</text:p></draw:text-box></draw:frame><text:a xlink:type="simple" xlink:href="http://192.168.0.253:8000/learn/javascript-algorithms-and-data-structures/basic-javascript/use-the-conditional-ternary-operator" text:style-name="Internet_20_link" text:visited-style-name="Visited_20_Internet_20_Link"><text:span text:style-name="T5">Use the Conditional (Ternary) Operator</text:span></text:a></text:p>
      <text:p text:style-name="P76"><text:tab/>function checkEqual(a, b) {</text:p>
      <text:p text:style-name="P1"><text:tab/>return a == b ? "Equal" : "Not Equal";</text:p>
      <text:p text:style-name="P1"><text:tab/>}</text:p>
      <text:p text:style-name="P7"><text:tab/>checkEqual(1, 2);</text:p>
      <text:p text:style-name="P7"/>
      <text:p text:style-name="P7"/>
      <text:p text:style-name="P45"><draw:frame draw:style-name="fr1" draw:name="Frame108" text:anchor-type="char" svg:width="0.0161in" draw:z-index="107"><draw:text-box fo:min-height="0.0161in"><text:p text:style-name="Text_20_body">Passed</text:p></draw:text-box></draw:frame><text:a xlink:type="simple" xlink:href="http://192.168.0.253:8000/learn/javascript-algorithms-and-data-structures/basic-javascript/use-multiple-conditional-ternary-operators" text:style-name="Internet_20_link" text:visited-style-name="Visited_20_Internet_20_Link"><text:span text:style-name="T5">Use Multiple Conditional (Ternary) Operators</text:span></text:a></text:p>
      <text:p text:style-name="P37"><text:tab/>function checkSign(num) {</text:p>
      <text:p text:style-name="P1"><text:tab/>return (num &lt; 0) ? "negative" :</text:p>
      <text:p text:style-name="P1"><text:tab/>(num == 0) ? "zero" :</text:p>
      <text:p text:style-name="P1"><text:tab/>"positive";</text:p>
      <text:p text:style-name="P1"><text:tab/>}</text:p>
      <text:p text:style-name="P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12-03T15:51:43.630000000</dc:date>
    <meta:editing-duration>PT3H51M11S</meta:editing-duration>
    <meta:editing-cycles>12</meta:editing-cycles>
    <meta:document-statistic meta:table-count="0" meta:image-count="0" meta:object-count="0" meta:page-count="17" meta:paragraph-count="738" meta:word-count="2406" meta:character-count="14345" meta:non-whitespace-character-count="12156"/>
  </office:meta>
</office:document-meta>
</file>